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image/png" manifest:full-path="Pictures/10000000000000200000002000309F1C.png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b3b3b3" draw:fill-gradient-name="Gradient_20_1" draw:fill-hatch-name="Black_20_0_20_Degrees" draw:fill-hatch-solid="false" draw:textarea-horizontal-align="center" draw:textarea-vertical-align="middle" draw:shadow-offset-x="0.305cm" draw:shadow-offset-y="0.305cm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69cm"/>
    </style:style>
    <style:style style:name="gr5" style:family="graphic" style:parent-style-name="standard">
      <style:graphic-properties svg:stroke-width="0.152cm" svg:stroke-color="#80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97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0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05cm"/>
    </style:style>
    <style:style style:name="gr12" style:family="graphic" style:parent-style-name="standard">
      <style:graphic-properties draw:stroke="dash" draw:stroke-dash="Ultrafine_20_Dashed" svg:stroke-width="0.102cm" svg:stroke-color="#8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dash" draw:stroke-dash="Ultrafine_20_Dashed" svg:stroke-width="0.102cm" svg:stroke-color="#800000" draw:marker-start="Arrowheads_20_1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80808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title">
      <style:graphic-properties draw:auto-grow-height="true" fo:min-height="1.40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9.438cm"/>
    </style:style>
    <style:style style:name="pr5" style:family="presentation" style:parent-style-name="Default-title">
      <style:graphic-properties svg:stroke-color="#800000" draw:auto-grow-height="true" fo:min-height="1.27cm"/>
    </style:style>
    <style:style style:name="pr6" style:family="presentation" style:parent-style-name="Default-title">
      <style:graphic-properties draw:auto-grow-height="true" fo:min-height="6.55cm"/>
    </style:style>
    <style:style style:name="pr7" style:family="presentation" style:parent-style-name="Default-title">
      <style:graphic-properties draw:auto-grow-height="true" fo:min-height="0.484cm"/>
    </style:style>
    <style:style style:name="co1" style:family="table-column">
      <style:table-column-properties style:column-width="3.121cm" style:use-optimal-column-width="false"/>
    </style:style>
    <style:style style:name="co2" style:family="table-column">
      <style:table-column-properties style:column-width="3.132cm" style:use-optimal-column-width="false"/>
    </style:style>
    <style:style style:name="co3" style:family="table-column">
      <style:table-column-properties style:column-width="3.518cm" style:use-optimal-column-width="false"/>
    </style:style>
    <style:style style:name="co4" style:family="table-column">
      <style:table-column-properties style:column-width="3.632cm" style:use-optimal-column-width="false"/>
    </style:style>
    <style:style style:name="co5" style:family="table-column">
      <style:table-column-properties style:column-width="7.951cm" style:use-optimal-column-width="false"/>
    </style:style>
    <style:style style:name="co6" style:family="table-column">
      <style:table-column-properties style:column-width="1.762cm" style:use-optimal-column-width="false"/>
    </style:style>
    <style:style style:name="co7" style:family="table-column">
      <style:table-column-properties style:column-width="1.765cm" style:use-optimal-column-width="false"/>
    </style:style>
    <style:style style:name="co8" style:family="table-column">
      <style:table-column-properties style:column-width="3.403cm" style:use-optimal-column-width="false"/>
    </style:style>
    <style:style style:name="co9" style:family="table-column">
      <style:table-column-properties style:column-width="3.388cm" style:use-optimal-column-width="false"/>
    </style:style>
    <style:style style:name="co10" style:family="table-column">
      <style:table-column-properties style:column-width="7.667cm" style:use-optimal-column-width="false"/>
    </style:style>
    <style:style style:name="co11" style:family="table-column">
      <style:table-column-properties style:column-width="11.187cm" style:use-optimal-column-width="false"/>
    </style:style>
    <style:style style:name="ro1" style:family="table-row">
      <style:table-row-properties style:row-height="2.904cm"/>
    </style:style>
    <style:style style:name="ro2" style:family="table-row">
      <style:table-row-properties style:row-height="2.91cm"/>
    </style:style>
    <style:style style:name="ro3" style:family="table-row">
      <style:table-row-properties style:row-height="2.216cm"/>
    </style:style>
    <style:style style:name="ro4" style:family="table-row">
      <style:table-row-properties style:row-height="2.218cm"/>
    </style:style>
    <style:style style:name="ro5" style:family="table-row">
      <style:table-row-properties style:row-height="1.6cm"/>
    </style:style>
    <style:style style:name="ro6" style:family="table-row">
      <style:table-row-properties style:row-height="2.527cm"/>
    </style:style>
    <style:style style:name="ro7" style:family="table-row">
      <style:table-row-properties style:row-height="2.526cm"/>
    </style:style>
    <style:style style:name="ro8" style:family="table-row">
      <style:table-row-properties style:row-height="1.206cm"/>
    </style:style>
    <style:style style:name="ro9" style:family="table-row">
      <style:table-row-properties style:row-height="1.396cm"/>
    </style:style>
    <style:style style:name="ro10" style:family="table-row">
      <style:table-row-properties style:row-height="1.395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ce2" style:family="table-cell">
      <style:graphic-properties style:repeat="repeat" draw:textarea-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>
      <style:graphic-properties style:repeat="repeat" draw:textarea-vertical-align="middle"/>
      <style:paragraph-properties fo:text-align="center"/>
      <style:text-properties fo:font-family="Courier" style:font-family-generic="modern" style:font-pitch="fixed" fo:font-size="20pt" fo:font-weight="bold" style:font-size-asian="20pt" style:font-weight-asian="bold" style:font-size-complex="20pt" style:font-weight-complex="bold"/>
    </style:style>
    <style:style style:name="ce4" style:family="table-cell">
      <style:graphic-properties style:repeat="repeat" draw:textarea-vertical-align="middle"/>
      <style:paragraph-properties fo:text-align="center"/>
    </style:style>
    <style:style style:name="ce5" style:family="table-cell">
      <style:graphic-properties style:repeat="repeat" draw:textarea-vertical-align="middle"/>
      <style:paragraph-properties fo:text-align="center"/>
      <style:text-properties fo:font-family="'DejaVu Serif'" style:font-family-generic="roman" style:font-pitch="variable"/>
    </style:style>
    <style:style style:name="ce6" style:family="table-cell">
      <style:graphic-properties style:repeat="repeat" draw:textarea-vertical-align="middle"/>
      <style:paragraph-properties fo:text-align="center"/>
      <style:text-properties fo:color="#800000" fo:font-family="'DejaVu Serif'" style:font-family-generic="roman" style:font-pitch="variable" fo:font-weight="bold" style:font-weight-asian="bold" style:font-weight-complex="bold"/>
    </style:style>
    <style:style style:name="P1" style:family="paragraph">
      <style:text-properties fo:font-family="'DejaVu Serif'" style:font-family-generic="roman" style:font-pitch="variable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DejaVu Serif'" style:font-family-generic="roman" style:font-pitch="variable" fo:font-style="italic" style:font-style-asian="italic" style:font-style-complex="italic"/>
    </style:style>
    <style:style style:name="P4" style:family="paragraph">
      <style:paragraph-properties fo:text-align="end"/>
      <style:text-properties fo:font-family="'DejaVu Serif'" style:font-family-generic="roman" style:font-pitch="variable"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Courier" style:font-family-generic="modern" style:font-pitch="fixed" fo:font-size="72pt" style:font-size-asian="72pt" style:font-size-complex="72pt"/>
    </style:style>
    <style:style style:name="P7" style:family="paragraph">
      <style:paragraph-properties fo:text-align="center"/>
      <style:text-properties fo:font-family="'DejaVu Serif'" style:font-family-generic="roman" style:font-pitch="variable" fo:font-size="26pt" style:font-size-asian="26pt" style:font-size-complex="26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Courier" style:font-family-generic="modern" style:font-pitch="fixed" fo:font-size="36pt" style:font-size-asian="36pt" style:font-size-complex="36pt"/>
    </style:style>
    <style:style style:name="P10" style:family="paragraph">
      <style:paragraph-properties fo:text-align="start"/>
      <style:text-properties fo:color="#800000" fo:font-family="Courier" style:font-family-generic="modern" style:font-pitch="fixed" fo:font-size="36pt" style:font-size-asian="36pt" style:font-size-complex="36pt"/>
    </style:style>
    <style:style style:name="P11" style:family="paragraph">
      <style:paragraph-properties fo:text-align="end"/>
      <style:text-properties fo:font-family="Courier" style:font-family-generic="modern" style:font-pitch="fixed" fo:font-size="26pt" style:font-size-asian="26pt" style:font-size-complex="26pt"/>
    </style:style>
    <style:style style:name="P12" style:family="paragraph">
      <style:paragraph-properties fo:text-align="end"/>
      <style:text-properties fo:color="#800000" fo:font-family="Courier" style:font-family-generic="modern" style:font-pitch="fixed" fo:font-size="26pt" style:font-size-asian="26pt" style:font-size-complex="26pt"/>
    </style:style>
    <style:style style:name="P13" style:family="paragraph">
      <style:paragraph-properties fo:text-align="end"/>
      <style:text-properties fo:color="#4c4c4c" fo:font-family="Courier" style:font-family-generic="modern" style:font-pitch="fixed" fo:font-size="26pt" style:font-size-asian="26pt" style:font-size-complex="26pt"/>
    </style:style>
    <style:style style:name="P14" style:family="paragraph">
      <style:paragraph-properties fo:text-align="start"/>
      <style:text-properties fo:font-family="'DejaVu Serif'" style:font-family-generic="roman" style:font-pitch="variable" fo:font-size="26pt" style:font-size-asian="26pt" style:font-size-complex="26pt"/>
    </style:style>
    <style:style style:name="P15" style:family="paragraph">
      <style:paragraph-properties fo:text-align="center"/>
      <style:text-properties fo:color="#800000" fo:font-family="Courier" style:font-family-generic="modern" style:font-pitch="fixed" fo:font-size="40pt" style:font-size-asian="40pt" style:font-size-complex="40pt"/>
    </style:style>
    <style:style style:name="P16" style:family="paragraph">
      <style:paragraph-properties fo:text-align="start"/>
      <style:text-properties fo:color="#800000" fo:font-family="'DejaVu Serif'" style:font-family-generic="roman" style:font-pitch="variable" fo:font-size="26pt" style:font-size-asian="26pt" style:font-size-complex="26pt"/>
    </style:style>
    <style:style style:name="P17" style:family="paragraph">
      <style:paragraph-properties fo:text-align="center"/>
      <style:text-properties fo:color="#800000" fo:font-family="'DejaVu Serif'" style:font-family-generic="roman" style:font-pitch="variable" fo:font-size="40pt" style:font-size-asian="40pt" style:font-size-complex="40pt"/>
    </style:style>
    <style:style style:name="P18" style:family="paragraph">
      <style:paragraph-properties fo:text-align="center"/>
      <style:text-properties fo:font-family="'DejaVu Serif'" style:font-family-generic="roman" style:font-pitch="variable" fo:font-size="22pt" style:font-size-asian="22pt" style:font-size-complex="22pt"/>
    </style:style>
    <style:style style:name="P19" style:family="paragraph">
      <style:paragraph-properties fo:text-align="center"/>
      <style:text-properties fo:color="#800000" fo:font-family="'DejaVu Serif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P20" style:family="paragraph">
      <style:paragraph-properties fo:text-align="center"/>
      <style:text-properties fo:color="#333333" fo:font-family="'DejaVu Serif'" style:font-family-generic="roman" style:font-pitch="variable" fo:font-size="26pt" style:font-size-asian="26pt" style:font-size-complex="26pt"/>
    </style:style>
    <style:style style:name="P21" style:family="paragraph">
      <style:paragraph-properties fo:text-align="start"/>
      <style:text-properties fo:font-family="Courier" style:font-family-generic="modern" style:font-pitch="fixed" fo:font-size="32pt" style:font-size-asian="32pt" style:font-size-complex="32pt"/>
    </style:style>
    <style:style style:name="P22" style:family="paragraph">
      <style:paragraph-properties fo:text-align="center"/>
      <style:text-properties fo:color="#800000" fo:font-family="'DejaVu Serif'" style:font-family-generic="roman" style:font-pitch="variable" fo:font-size="32pt" style:font-size-asian="32pt" style:font-size-complex="32pt"/>
    </style:style>
    <style:style style:name="P23" style:family="paragraph">
      <style:paragraph-properties fo:text-align="center"/>
      <style:text-properties fo:color="#800000" fo:font-family="'DejaVu Serif'" style:font-family-generic="roman" style:font-pitch="variable" fo:font-size="54pt" style:font-size-asian="54pt" style:font-size-complex="54pt"/>
    </style:style>
    <style:style style:name="P24" style:family="paragraph">
      <style:paragraph-properties fo:text-align="start"/>
      <style:text-properties fo:font-family="Courier" style:font-family-generic="modern" style:font-pitch="fixed" fo:font-size="36pt" style:font-size-asian="36pt" style:font-size-complex="36pt"/>
    </style:style>
    <style:style style:name="P25" style:family="paragraph">
      <style:paragraph-properties fo:text-align="end"/>
      <style:text-properties fo:font-family="'DejaVu Serif'" style:font-family-generic="roman" style:font-pitch="variable" fo:font-size="26pt" style:font-size-asian="26pt" style:font-size-complex="26pt"/>
    </style:style>
    <style:style style:name="P26" style:family="paragraph">
      <style:paragraph-properties fo:text-align="center"/>
      <style:text-properties fo:color="#800000" fo:font-family="'DejaVu Serif'" style:font-family-generic="roman" style:font-pitch="variable" fo:font-size="26pt" style:font-size-asian="26pt" style:font-size-complex="26pt"/>
    </style:style>
    <style:style style:name="P27" style:family="paragraph">
      <style:paragraph-properties fo:text-align="center"/>
      <style:text-properties fo:font-family="'DejaVu Serif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P28" style:family="paragraph">
      <style:paragraph-properties fo:text-align="center"/>
      <style:text-properties fo:font-family="Courier" style:font-family-generic="modern" style:font-pitch="fixed" fo:font-size="40pt" fo:letter-spacing="normal" fo:font-style="normal" style:font-size-asian="40pt" style:font-style-asian="normal" style:font-size-complex="40pt" style:font-style-complex="normal"/>
    </style:style>
    <style:style style:name="P29" style:family="paragraph">
      <style:paragraph-properties fo:text-align="center"/>
      <style:text-properties fo:font-family="'DejaVu Serif'" style:font-family-generic="roman" style:font-pitch="variable" fo:font-size="54pt" fo:font-style="italic" style:font-size-asian="54pt" style:font-style-asian="italic" style:font-size-complex="54pt" style:font-style-complex="italic"/>
    </style:style>
    <style:style style:name="P30" style:family="paragraph">
      <style:paragraph-properties fo:text-align="start"/>
      <style:text-properties fo:font-family="'DejaVu Serif'" style:font-family-generic="roman" style:font-pitch="variable" fo:font-size="24pt" style:font-size-asian="24pt" style:font-size-complex="24pt"/>
    </style:style>
    <style:style style:name="P31" style:family="paragraph">
      <style:paragraph-properties fo:text-align="center"/>
      <style:text-properties fo:font-family="'DejaVu Serif'" style:font-family-generic="roman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32" style:family="paragraph">
      <style:paragraph-properties fo:text-align="center"/>
      <style:text-properties fo:color="#808080" fo:font-family="Courier" style:font-family-generic="modern" style:font-pitch="fixed" fo:font-size="40pt" fo:letter-spacing="normal" fo:font-style="normal" style:font-size-asian="40pt" style:font-style-asian="normal" style:font-size-complex="40pt" style:font-style-complex="normal"/>
    </style:style>
    <style:style style:name="P33" style:family="paragraph">
      <style:paragraph-properties fo:text-align="center"/>
      <style:text-properties fo:font-family="'DejaVu Serif'" style:font-family-generic="roman" style:font-pitch="variable" fo:font-size="188pt" fo:font-style="italic" fo:text-shadow="1pt 1pt" fo:font-weight="normal" style:font-size-asian="188pt" style:font-style-asian="italic" style:font-weight-asian="normal" style:font-size-complex="188pt" style:font-style-complex="italic" style:font-weight-complex="normal"/>
    </style:style>
    <style:style style:name="T1" style:family="text">
      <style:text-properties fo:font-family="'DejaVu Serif'" style:font-family-generic="roman" style:font-pitch="variable"/>
    </style:style>
    <style:style style:name="T2" style:family="text">
      <style:text-properties fo:font-family="'DejaVu Serif'" style:font-family-generic="roman" style:font-pitch="variable" fo:font-style="italic" style:font-style-asian="italic" style:font-style-complex="italic"/>
    </style:style>
    <style:style style:name="T3" style:family="text">
      <style:text-properties fo:font-family="Courier" style:font-family-generic="modern" style:font-pitch="fixed" fo:font-size="72pt" style:font-size-asian="72pt" style:font-size-complex="72pt"/>
    </style:style>
    <style:style style:name="T4" style:family="text">
      <style:text-properties fo:font-family="'DejaVu Serif'" style:font-family-generic="roman" style:font-pitch="variable" fo:font-size="26pt" style:font-size-asian="26pt" style:font-size-complex="26pt"/>
    </style:style>
    <style:style style:name="T5" style:family="text">
      <style:text-properties fo:font-family="Courier" style:font-family-generic="modern" style:font-pitch="fixed" fo:font-size="36pt" style:font-size-asian="36pt" style:font-size-complex="36pt"/>
    </style:style>
    <style:style style:name="T6" style:family="text">
      <style:text-properties style:text-position="super 58%" fo:font-family="Courier" style:font-family-generic="modern" style:font-pitch="fixed" fo:font-size="36pt" style:font-size-asian="36pt" style:font-size-complex="36pt"/>
    </style:style>
    <style:style style:name="T7" style:family="text">
      <style:text-properties fo:color="#800000" fo:font-family="Courier" style:font-family-generic="modern" style:font-pitch="fixed" fo:font-size="36pt" style:font-size-asian="36pt" style:font-size-complex="36pt"/>
    </style:style>
    <style:style style:name="T8" style:family="text">
      <style:text-properties fo:font-family="Courier" style:font-family-generic="modern" style:font-pitch="fixed" fo:font-size="26pt" style:font-size-asian="26pt" style:font-size-complex="26pt"/>
    </style:style>
    <style:style style:name="T9" style:family="text">
      <style:text-properties fo:color="#800000" fo:font-family="Courier" style:font-family-generic="modern" style:font-pitch="fixed" fo:font-size="26pt" style:font-size-asian="26pt" style:font-size-complex="26pt"/>
    </style:style>
    <style:style style:name="T10" style:family="text">
      <style:text-properties fo:color="#4c4c4c" fo:font-family="Courier" style:font-family-generic="modern" style:font-pitch="fixed" fo:font-size="26pt" style:font-size-asian="26pt" style:font-size-complex="26pt"/>
    </style:style>
    <style:style style:name="T11" style:family="text">
      <style:text-properties fo:font-family="'DejaVu Serif'" style:font-family-generic="roman" style:font-pitch="variable" fo:font-size="26pt" fo:text-shadow="1pt 1pt" style:text-underline-style="solid" style:text-underline-width="auto" style:text-underline-color="font-color" style:font-size-asian="26pt" style:font-size-complex="26pt"/>
    </style:style>
    <style:style style:name="T12" style:family="text">
      <style:text-properties fo:font-family="'DejaVu Serif'" style:font-family-generic="roman" style:font-pitch="variable" fo:font-size="26pt" fo:text-shadow="none" style:text-underline-style="none" style:font-size-asian="26pt" style:font-size-complex="26pt"/>
    </style:style>
    <style:style style:name="T13" style:family="text">
      <style:text-properties fo:color="#800000" fo:font-family="Courier" style:font-family-generic="modern" style:font-pitch="fixed" fo:font-size="40pt" style:font-size-asian="40pt" style:font-size-complex="40pt"/>
    </style:style>
    <style:style style:name="T14" style:family="text">
      <style:text-properties fo:color="#800000" style:text-position="super 58%" fo:font-family="Courier" style:font-family-generic="modern" style:font-pitch="fixed" fo:font-size="40pt" style:font-size-asian="40pt" style:font-size-complex="40pt"/>
    </style:style>
    <style:style style:name="T15" style:family="text">
      <style:text-properties style:use-window-font-color="true" style:text-outline="false" style:text-line-through-style="none" fo:font-family="Courier" style:font-family-generic="modern" style:font-pitch="fixed" fo:font-size="26pt" fo:font-style="normal" fo:text-shadow="none" style:text-underline-style="none" fo:font-weight="normal" style:letter-kerning="true" style:font-family-asian="Courier" style:font-family-generic-asian="modern" style:font-pitch-asian="fixed" style:font-size-asian="26pt" style:font-style-asian="normal" style:font-weight-asian="normal" style:font-family-complex="Courier" style:font-family-generic-complex="modern" style:font-pitch-complex="fixed" style:font-size-complex="14.800000190734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family="'DejaVu Serif'" style:font-family-generic="roman" style:font-pitch="variable" fo:font-size="26pt" fo:text-shadow="1pt 1pt" style:font-size-asian="26pt" style:font-size-complex="26pt"/>
    </style:style>
    <style:style style:name="T17" style:family="text">
      <style:text-properties fo:font-family="'DejaVu Serif'" style:font-family-generic="roman" style:font-pitch="variable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8" style:family="text">
      <style:text-properties fo:color="#800000" fo:font-family="'DejaVu Serif'" style:font-family-generic="roman" style:font-pitch="variable" fo:font-size="26pt" style:font-size-asian="26pt" style:font-size-complex="26pt"/>
    </style:style>
    <style:style style:name="T19" style:family="text">
      <style:text-properties fo:color="#800000" fo:font-family="'DejaVu Serif'" style:font-family-generic="roman" style:font-pitch="variable" fo:font-size="26pt" fo:text-shadow="1pt 1pt" style:text-underline-style="solid" style:text-underline-width="auto" style:text-underline-color="font-color" style:font-size-asian="26pt" style:font-size-complex="26pt"/>
    </style:style>
    <style:style style:name="T20" style:family="text">
      <style:text-properties style:text-position="sub 58%" fo:font-family="Courier" style:font-family-generic="modern" style:font-pitch="fixed" fo:font-size="72pt" style:font-size-asian="72pt" style:font-size-complex="72pt"/>
    </style:style>
    <style:style style:name="T21" style:family="text">
      <style:text-properties style:use-window-font-color="true" fo:font-family="Courier" style:font-family-generic="modern" style:font-pitch="fixed" fo:font-size="32pt" fo:font-style="normal" fo:font-weight="normal" style:letter-kerning="true" style:font-family-asian="Courier" style:font-family-generic-asian="modern" style:font-pitch-asian="fixed" style:font-size-asian="32pt" style:font-style-asian="normal" style:font-weight-asian="normal" style:font-family-complex="Courier" style:font-family-generic-complex="modern" style:font-pitch-complex="fixed" style:font-size-complex="18.2000007629395pt" style:font-style-complex="normal" style:font-weight-complex="normal"/>
    </style:style>
    <style:style style:name="T22" style:family="text">
      <style:text-properties style:use-window-font-color="true" style:text-position="40% 100%" fo:font-family="Courier" style:font-family-generic="modern" style:font-pitch="fixed" fo:font-size="32pt" fo:font-weight="normal" style:letter-kerning="true" style:font-family-asian="Courier" style:font-family-generic-asian="modern" style:font-pitch-asian="fixed" style:font-size-asian="32pt" style:font-weight-asian="normal" style:font-family-complex="Courier" style:font-family-generic-complex="modern" style:font-pitch-complex="fixed" style:font-size-complex="18.2000007629395pt" style:font-weight-complex="normal"/>
    </style:style>
    <style:style style:name="T23" style:family="text">
      <style:text-properties style:use-window-font-color="true" style:text-position="40% 100%" fo:font-family="Courier" style:font-family-generic="modern" style:font-pitch="fixed" fo:font-size="32pt" fo:font-style="normal" fo:font-weight="normal" style:letter-kerning="true" style:font-family-asian="Courier" style:font-family-generic-asian="modern" style:font-pitch-asian="fixed" style:font-size-asian="32pt" style:font-style-asian="normal" style:font-weight-asian="normal" style:font-family-complex="Courier" style:font-family-generic-complex="modern" style:font-pitch-complex="fixed" style:font-size-complex="18.2000007629395pt" style:font-style-complex="normal" style:font-weight-complex="normal"/>
    </style:style>
    <style:style style:name="T24" style:family="text">
      <style:text-properties fo:font-family="Courier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family="Courier" style:font-family-generic="modern" style:font-pitch="fixed" fo:font-size="20pt" style:font-size-asian="20pt" style:font-size-complex="20pt"/>
    </style:style>
    <style:style style:name="T26" style:family="text">
      <style:text-properties style:use-window-font-color="true" style:text-outline="false" style:text-line-through-style="none" fo:font-family="'DejaVu Serif'" style:font-family-generic="roman" style:font-pitch="variable" fo:font-size="26pt" fo:font-style="normal" fo:text-shadow="none" style:text-underline-style="none" fo:font-weight="normal" style:letter-kerning="true" style:font-family-asian="'DejaVu Serif'" style:font-family-generic-asian="roman" style:font-pitch-asian="variable" style:font-size-asian="26pt" style:font-style-asian="normal" style:font-weight-asian="normal" style:font-family-complex="'DejaVu Serif'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800000" style:text-outline="false" style:text-line-through-style="none" fo:font-family="'DejaVu Serif'" style:font-family-generic="roman" style:font-pitch="variable" fo:font-size="40pt" fo:font-style="normal" fo:text-shadow="none" style:text-underline-style="none" fo:font-weight="normal" style:letter-kerning="true" style:font-family-asian="'DejaVu Serif'" style:font-family-generic-asian="roman" style:font-pitch-asian="variable" style:font-size-asian="40pt" style:font-style-asian="normal" style:font-weight-asian="normal" style:font-family-complex="'DejaVu Serif'" style:font-family-generic-complex="roma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800000" style:text-outline="false" style:text-line-through-style="none" style:text-position="super 58%" fo:font-family="'DejaVu Serif'" style:font-family-generic="roman" style:font-pitch="variable" fo:font-size="40pt" fo:font-style="normal" fo:text-shadow="none" style:text-underline-style="none" fo:font-weight="normal" style:letter-kerning="true" style:font-family-asian="'DejaVu Serif'" style:font-family-generic-asian="roman" style:font-pitch-asian="variable" style:font-size-asian="40pt" style:font-style-asian="normal" style:font-weight-asian="normal" style:font-family-complex="'DejaVu Serif'" style:font-family-generic-complex="roma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fo:font-family="'DejaVu Serif'" style:font-family-generic="roman" style:font-pitch="variable" fo:font-size="26pt" fo:font-style="normal" fo:text-shadow="1pt 1pt" style:text-underline-style="none" fo:font-weight="normal" style:letter-kerning="true" style:font-family-asian="'DejaVu Serif'" style:font-family-generic-asian="roman" style:font-pitch-asian="variable" style:font-size-asian="26pt" style:font-style-asian="normal" style:font-weight-asian="normal" style:font-family-complex="'DejaVu Serif'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family="'DejaVu Serif'" style:font-family-generic="roman" style:font-pitch="variable" fo:font-size="22pt" style:font-size-asian="22pt" style:font-size-complex="22pt"/>
    </style:style>
    <style:style style:name="T31" style:family="text">
      <style:text-properties fo:font-family="'DejaVu Serif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T32" style:family="text">
      <style:text-properties fo:font-family="'DejaVu Serif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800000" fo:font-family="'DejaVu Serif'" style:font-family-generic="roman" style:font-pitch="variable" fo:font-weight="bold" style:font-weight-asian="bold" style:font-weight-complex="bold"/>
    </style:style>
    <style:style style:name="T34" style:family="text">
      <style:text-properties fo:color="#800000" fo:font-family="'DejaVu Serif'" style:font-family-generic="roman" style:font-pitch="variable" fo:font-size="26pt" fo:font-style="italic" style:font-size-asian="26pt" style:font-style-asian="italic" style:font-size-complex="26pt" style:font-style-complex="italic"/>
    </style:style>
    <style:style style:name="T35" style:family="text">
      <style:text-properties style:use-window-font-color="true" style:text-outline="false" style:text-line-through-style="none" fo:font-family="'DejaVu Serif'" style:font-family-generic="roman" style:font-pitch="variable" fo:font-size="26pt" fo:font-style="normal" fo:font-weight="normal" style:letter-kerning="true" style:font-family-asian="'DejaVu Serif'" style:font-family-generic-asian="roman" style:font-pitch-asian="variable" style:font-size-asian="26pt" style:font-style-asian="normal" style:font-weight-asian="normal" style:font-family-complex="'DejaVu Serif'" style:font-family-generic-complex="roman" style:font-pitch-complex="variable" style:font-size-complex="14.8000001907349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fo:font-family="'DejaVu Serif'" style:font-family-generic="roman" style:font-pitch="variable" fo:font-size="26pt" fo:font-style="normal" fo:text-shadow="1pt 1pt" style:text-underline-style="solid" style:text-underline-width="auto" style:text-underline-color="font-color" fo:font-weight="normal" style:letter-kerning="true" style:font-family-asian="'DejaVu Serif'" style:font-family-generic-asian="roman" style:font-pitch-asian="variable" style:font-size-asian="26pt" style:font-style-asian="normal" style:font-weight-asian="normal" style:font-family-complex="'DejaVu Serif'" style:font-family-generic-complex="roman" style:font-pitch-complex="variable" style:font-size-complex="14.8000001907349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fo:font-family="Courier" style:font-family-generic="modern" style:font-pitch="fixed" fo:font-size="32pt" fo:font-weight="normal" style:letter-kerning="true" style:font-family-asian="Courier" style:font-family-generic-asian="modern" style:font-pitch-asian="fixed" style:font-size-asian="32pt" style:font-weight-asian="normal" style:font-family-complex="Courier" style:font-family-generic-complex="modern" style:font-pitch-complex="fixed" style:font-size-complex="18.2000007629395pt" style:font-weight-complex="normal"/>
    </style:style>
    <style:style style:name="T38" style:family="text">
      <style:text-properties fo:color="#333333" fo:font-family="'DejaVu Serif'" style:font-family-generic="roman" style:font-pitch="variable" fo:font-size="26pt" style:font-size-asian="26pt" style:font-size-complex="26pt"/>
    </style:style>
    <style:style style:name="T39" style:family="text">
      <style:text-properties fo:color="#333333" fo:font-family="'DejaVu Serif'" style:font-family-generic="roman" style:font-pitch="variable" fo:font-size="26pt" fo:text-shadow="1pt 1pt" style:text-underline-style="solid" style:text-underline-width="auto" style:text-underline-color="font-color" style:font-size-asian="26pt" style:font-size-complex="26pt"/>
    </style:style>
    <style:style style:name="T40" style:family="text">
      <style:text-properties fo:font-family="Courier" style:font-family-generic="modern" style:font-pitch="fixed" fo:font-size="32pt" style:font-size-asian="32pt" style:font-size-complex="32pt"/>
    </style:style>
    <style:style style:name="T41" style:family="text">
      <style:text-properties style:text-position="sub 58%" fo:font-family="Courier" style:font-family-generic="modern" style:font-pitch="fixed" fo:font-size="32pt" style:font-size-asian="32pt" style:font-size-complex="32pt"/>
    </style:style>
    <style:style style:name="T42" style:family="text">
      <style:text-properties style:use-window-font-color="true" style:text-outline="false" style:text-line-through-style="none" fo:font-family="'DejaVu Serif'" style:font-family-generic="roman" style:font-pitch="variable" fo:font-size="26pt" fo:font-style="normal" fo:text-shadow="1pt 1pt" style:text-underline-style="solid" style:text-underline-width="auto" style:text-underline-color="font-color" fo:font-weight="normal" style:letter-kerning="true" style:font-family-asian="'DejaVu Serif'" style:font-family-generic-asian="roman" style:font-pitch-asian="variable" style:font-size-asian="26pt" style:font-style-asian="normal" style:font-weight-asian="normal" style:font-family-complex="'DejaVu Serif'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position="super 58%" fo:font-family="'DejaVu Serif'" style:font-family-generic="roman" style:font-pitch="variable" fo:font-size="26pt" fo:font-style="normal" fo:text-shadow="none" style:text-underline-style="none" fo:font-weight="normal" style:letter-kerning="true" style:font-family-asian="'DejaVu Serif'" style:font-family-generic-asian="roman" style:font-pitch-asian="variable" style:font-size-asian="26pt" style:font-style-asian="normal" style:font-weight-asian="normal" style:font-family-complex="'DejaVu Serif'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family="'DejaVu Serif'" style:font-family-generic="roman" style:font-pitch="variable" fo:font-size="18pt" style:font-size-asian="18pt" style:font-size-complex="18pt"/>
    </style:style>
    <style:style style:name="T45" style:family="text">
      <style:text-properties style:use-window-font-color="true" style:text-outline="false" style:text-line-through-style="none" fo:font-family="'DejaVu Serif'" style:font-family-generic="roman" style:font-pitch="variable" fo:font-size="18pt" fo:font-style="normal" fo:text-shadow="none" style:text-underline-style="none" fo:font-weight="normal" style:letter-kerning="true" style:font-family-asian="'DejaVu Serif'" style:font-family-generic-asian="roman" style:font-pitch-asian="variable" style:font-size-asian="18pt" style:font-style-asian="normal" style:font-weight-asian="normal" style:font-family-complex="'DejaVu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800000" style:text-outline="false" style:text-line-through-style="none" fo:font-family="'DejaVu Serif'" style:font-family-generic="roman" style:font-pitch="variable" fo:font-size="32pt" fo:font-style="normal" fo:text-shadow="none" style:text-underline-style="none" fo:font-weight="normal" style:letter-kerning="true" style:font-family-asian="'DejaVu Serif'" style:font-family-generic-asian="roman" style:font-pitch-asian="variable" style:font-size-asian="32pt" style:font-style-asian="normal" style:font-weight-asian="normal" style:font-family-complex="'DejaVu Serif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800000" style:text-outline="false" style:text-line-through-style="none" style:text-position="super 58%" fo:font-family="'DejaVu Serif'" style:font-family-generic="roman" style:font-pitch="variable" fo:font-size="32pt" fo:font-style="normal" fo:text-shadow="none" style:text-underline-style="none" fo:font-weight="normal" style:letter-kerning="true" style:font-family-asian="'DejaVu Serif'" style:font-family-generic-asian="roman" style:font-pitch-asian="variable" style:font-size-asian="32pt" style:font-style-asian="normal" style:font-weight-asian="normal" style:font-family-complex="'DejaVu Serif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800000" style:text-outline="false" style:text-line-through-style="none" style:text-position="41% 100%" fo:font-family="'DejaVu Serif'" style:font-family-generic="roman" style:font-pitch="variable" fo:font-size="32pt" fo:font-style="normal" fo:text-shadow="none" style:text-underline-style="none" fo:font-weight="normal" style:letter-kerning="true" style:font-family-asian="'DejaVu Serif'" style:font-family-generic-asian="roman" style:font-pitch-asian="variable" style:font-size-asian="32pt" style:font-style-asian="normal" style:font-weight-asian="normal" style:font-family-complex="'DejaVu Serif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800000" fo:font-family="'DejaVu Serif'" style:font-family-generic="roman" style:font-pitch="variable" fo:font-size="54pt" style:font-size-asian="54pt" style:font-size-complex="54pt"/>
    </style:style>
    <style:style style:name="T50" style:family="text">
      <style:text-properties style:use-window-font-color="true" style:text-outline="false" style:text-line-through-style="none" fo:font-family="'DejaVu Serif'" style:font-family-generic="roman" style:font-pitch="variable" fo:font-size="26pt" fo:font-style="normal" fo:text-shadow="none" style:text-underline-style="none" fo:font-weight="normal" style:letter-kerning="true" style:font-family-asian="'DejaVu Serif'" style:font-family-generic-asian="roman" style:font-pitch-asian="variable" style:font-size-asian="26pt" style:font-style-asian="normal" style:font-weight-asian="normal" style:font-family-complex="'DejaVu Serif'" style:font-family-generic-complex="roman" style:font-pitch-complex="variable" style:font-size-complex="14.8000001907349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text-position="28% 100%" fo:font-family="'DejaVu Serif'" style:font-family-generic="roman" style:font-pitch="variable" fo:font-size="26pt" fo:font-style="normal" fo:text-shadow="none" style:text-underline-style="none" fo:font-weight="normal" style:letter-kerning="true" style:font-family-asian="'DejaVu Serif'" style:font-family-generic-asian="roman" style:font-pitch-asian="variable" style:font-size-asian="26pt" style:font-style-asian="normal" style:font-weight-asian="normal" style:font-family-complex="'DejaVu Serif'" style:font-family-generic-complex="roman" style:font-pitch-complex="variable" style:font-size-complex="14.8000001907349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family="'DejaVu Serif'" style:font-family-generic="roman" style:font-pitch="variable" fo:font-size="26pt" style:font-family-asian="'DejaVu Serif'" style:font-family-generic-asian="roman" style:font-pitch-asian="variable" style:font-size-asian="26pt" style:font-family-complex="'DejaVu Serif'" style:font-family-generic-complex="roman" style:font-pitch-complex="variable" style:font-size-complex="26pt"/>
    </style:style>
    <style:style style:name="T53" style:family="text">
      <style:text-properties style:text-position="28% 100%" fo:font-family="'DejaVu Serif'" style:font-family-generic="roman" style:font-pitch="variable" fo:font-size="26pt" style:font-family-asian="'DejaVu Serif'" style:font-family-generic-asian="roman" style:font-pitch-asian="variable" style:font-size-asian="26pt" style:font-family-complex="'DejaVu Serif'" style:font-family-generic-complex="roman" style:font-pitch-complex="variable" style:font-size-complex="26pt"/>
    </style:style>
    <style:style style:name="T54" style:family="text">
      <style:text-properties fo:font-family="'DejaVu Serif'" style:font-family-generic="roman" style:font-pitch="variable" fo:font-size="26pt" fo:text-shadow="1pt 1pt" style:text-underline-style="solid" style:text-underline-width="auto" style:text-underline-color="font-color" style:font-family-asian="'DejaVu Serif'" style:font-family-generic-asian="roman" style:font-pitch-asian="variable" style:font-size-asian="26pt" style:font-family-complex="'DejaVu Serif'" style:font-family-generic-complex="roman" style:font-pitch-complex="variable" style:font-size-complex="26pt"/>
    </style:style>
    <style:style style:name="T55" style:family="text">
      <style:text-properties fo:font-family="Courier" style:font-family-generic="modern" style:font-pitch="fixed" fo:font-size="26pt" style:text-underline-style="solid" style:text-underline-width="auto" style:text-underline-color="font-color" style:font-size-asian="26pt" style:font-size-complex="26pt"/>
    </style:style>
    <style:style style:name="T56" style:family="text">
      <style:text-properties fo:color="#800000" fo:font-family="Courier" style:font-family-generic="modern" style:font-pitch="fixed" fo:font-size="26pt" fo:font-weight="bold" style:font-size-asian="26pt" style:font-weight-asian="bold" style:font-size-complex="26pt" style:font-weight-complex="bold"/>
    </style:style>
    <style:style style:name="T57" style:family="text">
      <style:text-properties fo:color="#808080" fo:font-family="Courier" style:font-family-generic="modern" style:font-pitch="fixed" fo:font-size="26pt" style:font-size-asian="26pt" style:font-size-complex="26pt"/>
    </style:style>
    <style:style style:name="T58" style:family="text">
      <style:text-properties fo:font-family="Courier" style:font-family-generic="modern" style:font-pitch="fixed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59" style:family="text">
      <style:text-properties style:text-position="super 58%" fo:font-family="'DejaVu Serif'" style:font-family-generic="roman" style:font-pitch="variable" fo:font-size="26pt" style:font-size-asian="26pt" style:font-size-complex="26pt"/>
    </style:style>
    <style:style style:name="T60" style:family="text">
      <style:text-properties fo:font-family="'DejaVu Serif'" style:font-family-generic="roman" style:font-pitch="variable" fo:font-size="26pt" fo:font-style="normal" style:font-size-asian="26pt" style:font-style-asian="normal" style:font-size-complex="26pt" style:font-style-complex="normal"/>
    </style:style>
    <style:style style:name="T61" style:family="text">
      <style:text-properties fo:font-family="Courier" style:font-family-generic="modern" style:font-pitch="fixed" fo:font-size="40pt" fo:letter-spacing="normal" fo:font-style="normal" style:font-size-asian="40pt" style:font-style-asian="normal" style:font-size-complex="40pt" style:font-style-complex="normal"/>
    </style:style>
    <style:style style:name="T62" style:family="text">
      <style:text-properties fo:font-family="'DejaVu Serif'" style:font-family-generic="roman" style:font-pitch="variable" fo:font-size="54pt" fo:font-style="normal" style:font-size-asian="54pt" style:font-style-asian="normal" style:font-size-complex="54pt" style:font-style-complex="normal"/>
    </style:style>
    <style:style style:name="T63" style:family="text">
      <style:text-properties style:text-position="sub 58%" fo:font-family="'DejaVu Serif'" style:font-family-generic="roman" style:font-pitch="variable" fo:font-size="54pt" fo:font-style="normal" style:font-size-asian="54pt" style:font-style-asian="normal" style:font-size-complex="54pt" style:font-style-complex="normal"/>
    </style:style>
    <style:style style:name="T64" style:family="text">
      <style:text-properties fo:font-family="'DejaVu Serif'" style:font-family-generic="roman" style:font-pitch="variable" fo:font-size="24pt" style:font-size-asian="24pt" style:font-size-complex="24pt"/>
    </style:style>
    <style:style style:name="T65" style:family="text">
      <style:text-properties fo:font-family="'DejaVu Serif'" style:font-family-generic="roman" style:font-pitch="variable" fo:font-size="24pt" fo:text-shadow="1pt 1pt" style:text-underline-style="solid" style:text-underline-width="auto" style:text-underline-color="font-color" style:font-size-asian="24pt" style:font-size-complex="24pt"/>
    </style:style>
    <style:style style:name="T66" style:family="text">
      <style:text-properties style:text-position="super 58%" fo:font-family="'DejaVu Serif'" style:font-family-generic="roman" style:font-pitch="variable" fo:font-size="24pt" style:font-size-asian="24pt" style:font-size-complex="24pt"/>
    </style:style>
    <style:style style:name="T67" style:family="text">
      <style:text-properties style:text-position="sub 58%" fo:font-family="Courier" style:font-family-generic="modern" style:font-pitch="fixed" fo:font-size="40pt" fo:letter-spacing="normal" fo:font-style="normal" style:font-size-asian="40pt" style:font-style-asian="normal" style:font-size-complex="40pt" style:font-style-complex="normal"/>
    </style:style>
    <style:style style:name="T68" style:family="text">
      <style:text-properties fo:color="#800000" fo:font-family="'DejaVu Serif'" style:font-family-generic="roman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9" style:family="text">
      <style:text-properties fo:color="#800000" fo:font-family="'DejaVu Serif'" style:font-family-generic="roman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0" style:family="text">
      <style:text-properties fo:color="#808080" fo:font-family="Courier" style:font-family-generic="modern" style:font-pitch="fixed" fo:font-size="40pt" fo:letter-spacing="normal" fo:font-style="normal" style:font-size-asian="40pt" style:font-style-asian="normal" style:font-size-complex="40pt" style:font-style-complex="normal"/>
    </style:style>
    <style:style style:name="T71" style:family="text">
      <style:text-properties fo:color="#800000" fo:font-family="'DejaVu Serif'" style:font-family-generic="roman" style:font-pitch="variable" fo:font-size="188pt" fo:font-style="normal" fo:text-shadow="1pt 1pt" fo:font-weight="normal" style:font-size-asian="188pt" style:font-style-asian="normal" style:font-weight-asian="normal" style:font-size-complex="18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TN // FRBA // Informática I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905cm" svg:y="8.89cm" presentation:class="title" presentation:user-transformed="true">
          <draw:text-box>
            <text:p><text:span text:style-name="T1">Sistemas de Numeración</text:span></text:p>
          </draw:text-box>
        </draw:frame>
        <draw:rect draw:style-name="gr1" draw:text-style-name="P3" draw:layer="layout" svg:width="28cm" svg:height="1.905cm" svg:x="0cm" svg:y="0cm">
          <text:p text:style-name="P2"><text:span text:style-name="T2">Introducción a</text:span></text:p>
        </draw:rect>
        <draw:frame presentation:style-name="pr2" draw:text-style-name="P4" draw:layer="layout" svg:width="26.809cm" svg:height="1.405cm" svg:x="0.635cm" svg:y="0.23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Un repaso...</text:span></text:p>
        </draw:rect>
        <draw:frame draw:style-name="gr3" draw:text-style-name="P6" draw:layer="layout" svg:width="8.89cm" svg:height="2.791cm" svg:x="9.525cm" svg:y="5.08cm">
          <draw:text-box>
            <text:p text:style-name="P5"><text:span text:style-name="T3">1349</text:span></text:p>
          </draw:text-box>
        </draw:frame>
        <draw:frame draw:style-name="gr3" draw:text-style-name="P7" draw:layer="layout" svg:width="26.67cm" svg:height="1.318cm" svg:x="0.635cm" svg:y="2.54cm">
          <draw:text-box>
            <text:p text:style-name="P5"><text:span text:style-name="T4">Descomponer un número por el peso de cada dígito.</text:span></text:p>
          </draw:text-box>
        </draw:frame>
        <draw:g xml:id="id1" draw:id="id1">
          <draw:frame draw:style-name="gr4" draw:text-style-name="P9" draw:layer="layout" svg:width="11.43cm" svg:height="5.855cm" svg:x="2.54cm" svg:y="9.386cm">
            <draw:text-box>
              <text:p text:style-name="P8"><text:span text:style-name="T5">9 x 10</text:span><text:span text:style-name="T6">0</text:span><text:span text:style-name="T5"> = <text:s text:c="3"/>9</text:span></text:p>
              <text:p text:style-name="P8"><text:span text:style-name="T5">4 x 10</text:span><text:span text:style-name="T6">1</text:span><text:span text:style-name="T5"> = <text:s text:c="2"/>40</text:span></text:p>
              <text:p text:style-name="P8"><text:span text:style-name="T5">3 x 10</text:span><text:span text:style-name="T6">2</text:span><text:span text:style-name="T5"> = <text:s/>300</text:span></text:p>
              <text:p text:style-name="P8"><text:span text:style-name="T5">1 x 10</text:span><text:span text:style-name="T6">3</text:span><text:span text:style-name="T5"> = 1000</text:span></text:p>
            </draw:text-box>
          </draw:frame>
          <draw:frame draw:style-name="gr4" draw:text-style-name="P10" draw:layer="layout" svg:width="11.43cm" svg:height="5.331cm" svg:x="14.605cm" svg:y="9.686cm">
            <draw:text-box>
              <text:p text:style-name="P2"><text:span text:style-name="T7">Unidad</text:span></text:p>
              <text:p text:style-name="P2"><text:span text:style-name="T7">Decena</text:span></text:p>
              <text:p text:style-name="P2"><text:span text:style-name="T7">Centena</text:span></text:p>
              <text:p text:style-name="P2"><text:span text:style-name="T7">Unidad de Mil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11" draw:layer="layout" svg:width="3.175cm" svg:height="9.438cm" svg:x="0.635cm" svg:y="2.092cm" presentation:class="title" presentation:user-transformed="true">
          <draw:text-box>
            <text:p text:style-name="P8"><text:span text:style-name="T8">0</text:span><text:span text:style-name="T8"><text:line-break/></text:span><text:span text:style-name="T8">1</text:span><text:span text:style-name="T8"><text:line-break/></text:span><text:span text:style-name="T8">2</text:span><text:span text:style-name="T8"><text:line-break/></text:span><text:span text:style-name="T8">3</text:span><text:span text:style-name="T8"><text:line-break/></text:span><text:span text:style-name="T8">4</text:span><text:span text:style-name="T8"><text:line-break/></text:span><text:span text:style-name="T8">5</text:span><text:span text:style-name="T8"><text:line-break/></text:span><text:span text:style-name="T8">6</text:span><text:span text:style-name="T8"><text:line-break/></text:span><text:span text:style-name="T8">7</text:span><text:span text:style-name="T8"><text:line-break/></text:span><text:span text:style-name="T8">8</text:span><text:span text:style-name="T8"><text:line-break/></text:span><text:span text:style-name="T8">9</text:span></text:p>
          </draw:text-box>
        </draw:frame>
        <draw:rect draw:style-name="gr1" draw:text-style-name="P3" draw:layer="layout" svg:width="28cm" svg:height="1.905cm" svg:x="0cm" svg:y="0cm">
          <text:p text:style-name="P2"><text:span text:style-name="T2">Sistema de Numeración Decimal</text:span></text:p>
        </draw:rect>
        <draw:frame presentation:style-name="pr5" draw:text-style-name="P12" xml:id="id4" draw:id="id4" draw:layer="layout" svg:width="3.175cm" svg:height="1.27cm" svg:x="0.635cm" svg:y="11.23cm" presentation:class="title" presentation:user-transformed="true">
          <draw:text-box>
            <text:p text:style-name="P8"><text:span text:style-name="T9">10</text:span></text:p>
          </draw:text-box>
        </draw:frame>
        <draw:frame presentation:style-name="pr6" draw:text-style-name="P13" xml:id="id5" draw:id="id5" draw:layer="layout" svg:width="3.175cm" svg:height="6.55cm" svg:x="0.635cm" svg:y="12.3cm" presentation:class="title" presentation:user-transformed="true">
          <draw:text-box>
            <text:p text:style-name="P8"><text:span text:style-name="T10">11</text:span><text:span text:style-name="T10"><text:line-break/></text:span><text:span text:style-name="T10">12</text:span><text:span text:style-name="T10"><text:line-break/></text:span><text:span text:style-name="T10">13</text:span><text:span text:style-name="T10"><text:line-break/></text:span><text:span text:style-name="T10">14</text:span><text:span text:style-name="T10"><text:line-break/></text:span><text:span text:style-name="T10">15</text:span><text:span text:style-name="T10"><text:line-break/></text:span><text:span text:style-name="T10">16</text:span><text:span text:style-name="T10"><text:line-break/></text:span><text:span text:style-name="T10">17</text:span></text:p>
          </draw:text-box>
        </draw:frame>
        <draw:frame draw:style-name="gr3" draw:text-style-name="P14" draw:layer="layout" svg:width="19.05cm" svg:height="2.385cm" svg:x="8.255cm" svg:y="3.127cm">
          <draw:text-box>
            <text:p text:style-name="P2"><text:span text:style-name="T4">El decimal es un sistema de numeración </text:span><text:span text:style-name="T11">posicional</text:span></text:p>
          </draw:text-box>
        </draw:frame>
        <draw:frame draw:style-name="gr3" draw:text-style-name="P14" xml:id="id2" draw:id="id2" draw:layer="layout" svg:width="19.05cm" svg:height="2.385cm" svg:x="8.255cm" svg:y="6.302cm">
          <draw:text-box>
            <text:p text:style-name="P2"><text:span text:style-name="T4">Posee diez </text:span><text:span text:style-name="T11">símbolos</text:span><text:span text:style-name="T4"> o </text:span><text:span text:style-name="T11">unidades</text:span><text:span text:style-name="T4"> que representan diez cantidades distintas</text:span></text:p>
          </draw:text-box>
        </draw:frame>
        <draw:frame draw:style-name="gr3" draw:text-style-name="P14" xml:id="id3" draw:id="id3" draw:layer="layout" svg:width="19.05cm" svg:height="2.385cm" svg:x="8.255cm" svg:y="9.632cm">
          <draw:text-box>
            <text:p text:style-name="P2"><text:span text:style-name="T4">Al agotarse los símbolos, se agrega una columna a la izquierda del número</text:span></text:p>
          </draw:text-box>
        </draw:frame>
        <draw:frame draw:style-name="gr3" draw:text-style-name="P14" xml:id="id6" draw:id="id6" draw:layer="layout" svg:width="19.05cm" svg:height="2.385cm" svg:x="8.255cm" svg:y="12.807cm">
          <draw:text-box>
            <text:p text:style-name="P2"><text:span text:style-name="T4">El </text:span><text:span text:style-name="T11">peso</text:span><text:span text:style-name="T4"> de cada </text:span><text:span text:style-name="T12">símbolo</text:span><text:span text:style-name="T4"> depende de la </text:span><text:span text:style-name="T11">posición</text:span><text:span text:style-name="T4"> en la que se encuentre.</text:span></text:p>
          </draw:text-box>
        </draw:frame>
        <draw:frame draw:style-name="gr3" draw:text-style-name="P14" xml:id="id7" draw:id="id7" draw:layer="layout" svg:width="19.05cm" svg:height="1.318cm" svg:x="8.255cm" svg:y="16.462cm">
          <draw:text-box>
            <text:p text:style-name="P2"><text:span text:style-name="T4">10 es la </text:span><text:span text:style-name="T11">base</text:span><text:span text:style-name="T4"> del sistema</text:span></text:p>
          </draw:text-box>
        </draw:frame>
        <draw:custom-shape draw:style-name="gr5" draw:text-style-name="P5" xml:id="id8" draw:id="id8" draw:layer="layout" svg:width="1.766cm" svg:height="1.232cm" svg:x="2.313cm" svg:y="11.1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Sistema de Numeración Decimal</text:span></text:p>
        </draw:rect>
        <draw:frame draw:style-name="gr3" draw:text-style-name="P6" draw:layer="layout" svg:width="8.89cm" svg:height="2.791cm" svg:x="9.525cm" svg:y="5.08cm">
          <draw:text-box>
            <text:p text:style-name="P5"><text:span text:style-name="T3">1349</text:span></text:p>
          </draw:text-box>
        </draw:frame>
        <draw:frame draw:style-name="gr3" draw:text-style-name="P7" draw:layer="layout" svg:width="26.67cm" svg:height="1.318cm" svg:x="0.635cm" svg:y="2.54cm">
          <draw:text-box>
            <text:p text:style-name="P5"><text:span text:style-name="T4">Generalizando la descomposición...</text:span></text:p>
          </draw:text-box>
        </draw:frame>
        <draw:frame draw:style-name="gr4" draw:text-style-name="P9" draw:layer="layout" svg:width="11.43cm" svg:height="5.855cm" svg:x="8.122cm" svg:y="7.886cm">
          <draw:text-box>
            <text:p text:style-name="P8"><text:span text:style-name="T5">9 x 10</text:span><text:span text:style-name="T6">0</text:span><text:span text:style-name="T5"> = <text:s text:c="3"/>9</text:span></text:p>
            <text:p text:style-name="P8"><text:span text:style-name="T5">4 x 10</text:span><text:span text:style-name="T6">1</text:span><text:span text:style-name="T5"> = <text:s text:c="2"/>40</text:span></text:p>
            <text:p text:style-name="P8"><text:span text:style-name="T5">3 x 10</text:span><text:span text:style-name="T6">2</text:span><text:span text:style-name="T5"> = <text:s/>300</text:span></text:p>
            <text:p text:style-name="P8"><text:span text:style-name="T5">1 x 10</text:span><text:span text:style-name="T6">3</text:span><text:span text:style-name="T5"> = 1000</text:span></text:p>
          </draw:text-box>
        </draw:frame>
        <draw:frame draw:style-name="gr3" draw:text-style-name="P15" xml:id="id9" draw:id="id9" draw:layer="layout" svg:width="27.368cm" svg:height="1.806cm" svg:x="0.307cm" svg:y="15.037cm">
          <draw:text-box>
            <text:p text:style-name="P5"><text:span text:style-name="T13"><text:s/></text:span><text:span text:style-name="T13">Peso = Unidad x Base </text:span><text:span text:style-name="T14">Posición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11" draw:layer="layout" svg:width="3.175cm" svg:height="16.453cm" svg:x="0.635cm" svg:y="2.244cm" presentation:class="title" presentation:user-transformed="true">
          <draw:text-box>
            <text:p text:style-name="P8"><text:span text:style-name="T8">0</text:span><text:span text:style-name="T8"><text:line-break/></text:span><text:span text:style-name="T8">1</text:span><text:span text:style-name="T8"><text:line-break/></text:span><text:span text:style-name="T8">2</text:span><text:span text:style-name="T8"><text:line-break/></text:span><text:span text:style-name="T8">3</text:span><text:span text:style-name="T8"><text:line-break/></text:span><text:span text:style-name="T8">4</text:span><text:span text:style-name="T8"><text:line-break/></text:span><text:span text:style-name="T8">5</text:span><text:span text:style-name="T8"><text:line-break/></text:span><text:span text:style-name="T8">6</text:span><text:span text:style-name="T8"><text:line-break/></text:span><text:span text:style-name="T8">7</text:span><text:span text:style-name="T8"><text:line-break/></text:span><text:span text:style-name="T8">8</text:span><text:span text:style-name="T8"><text:line-break/></text:span><text:span text:style-name="T8">9</text:span><text:span text:style-name="T8"><text:line-break/></text:span><text:span text:style-name="T8">10</text:span><text:span text:style-name="T8"><text:line-break/></text:span><text:span text:style-name="T8">11</text:span><text:span text:style-name="T8"><text:line-break/></text:span><text:span text:style-name="T8">12</text:span><text:span text:style-name="T8"><text:line-break/></text:span><text:span text:style-name="T8">13</text:span><text:span text:style-name="T8"><text:line-break/></text:span><text:span text:style-name="T8">14</text:span><text:span text:style-name="T8"><text:line-break/></text:span><text:span text:style-name="T8">15</text:span><text:span text:style-name="T8"><text:line-break/></text:span><text:span text:style-name="T8">16</text:span><text:span text:style-name="T8"><text:line-break/></text:span><text:span text:style-name="T8">17</text:span></text:p>
          </draw:text-box>
        </draw:frame>
        <draw:rect draw:style-name="gr1" draw:text-style-name="P3" draw:layer="layout" svg:width="28cm" svg:height="1.905cm" svg:x="0cm" svg:y="0cm">
          <text:p text:style-name="P2"><text:span text:style-name="T2">Sistema de Numeración Binario</text:span></text:p>
        </draw:rect>
        <draw:frame presentation:style-name="pr7" draw:text-style-name="P11" xml:id="id10" draw:id="id10" draw:layer="layout" svg:width="3.175cm" svg:height="1.829cm" svg:x="4.635cm" svg:y="2.273cm" presentation:class="title" presentation:user-transformed="true">
          <draw:text-box>
            <text:p text:style-name="P8"><text:span text:style-name="T8">0</text:span><text:span text:style-name="T8"><text:line-break/></text:span><text:span text:style-name="T8">1</text:span></text:p>
          </draw:text-box>
        </draw:frame>
        <draw:frame presentation:style-name="pr7" draw:text-style-name="P11" xml:id="id14" draw:id="id14" draw:layer="layout" svg:width="3.175cm" svg:height="7.313cm" svg:x="4.635cm" svg:y="2.317cm" presentation:class="title" presentation:user-transformed="true">
          <draw:text-box>
            <text:p text:style-name="P8"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100</text:span><text:span text:style-name="T15"><text:line-break/></text:span><text:span text:style-name="T15">101</text:span><text:span text:style-name="T15"><text:line-break/></text:span><text:span text:style-name="T15">110</text:span><text:span text:style-name="T15"><text:line-break/></text:span><text:span text:style-name="T15">111</text:span></text:p>
          </draw:text-box>
        </draw:frame>
        <draw:frame presentation:style-name="pr7" draw:text-style-name="P11" xml:id="id12" draw:id="id12" draw:layer="layout" svg:width="3.175cm" svg:height="4.571cm" svg:x="4.635cm" svg:y="2.249cm" presentation:class="title" presentation:user-transformed="true">
          <draw:text-box>
            <text:p text:style-name="P8"><text:span text:style-name="T8"><text:line-break/></text:span><text:span text:style-name="T8"><text:line-break/></text:span><text:span text:style-name="T15">10</text:span><text:span text:style-name="T15"><text:line-break/></text:span><text:span text:style-name="T15">11</text:span><text:span text:style-name="T15"><text:line-break/></text:span><text:span text:style-name="T15"/></text:p>
          </draw:text-box>
        </draw:frame>
        <draw:frame presentation:style-name="pr7" draw:text-style-name="P11" xml:id="id15" draw:id="id15" draw:layer="layout" svg:width="3.175cm" svg:height="16.453cm" svg:x="4.635cm" svg:y="2.282cm" presentation:class="title" presentation:user-transformed="true">
          <draw:text-box>
            <text:p text:style-name="P8"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1000</text:span><text:span text:style-name="T15"><text:line-break/></text:span><text:span text:style-name="T15">1001</text:span><text:span text:style-name="T15"><text:line-break/></text:span><text:span text:style-name="T15">1010</text:span><text:span text:style-name="T15"><text:line-break/></text:span><text:span text:style-name="T15">1011</text:span><text:span text:style-name="T15"><text:line-break/></text:span><text:span text:style-name="T15">1100</text:span><text:span text:style-name="T15"><text:line-break/></text:span><text:span text:style-name="T15">1101</text:span><text:span text:style-name="T15"><text:line-break/></text:span><text:span text:style-name="T15">1110</text:span><text:span text:style-name="T15"><text:line-break/></text:span><text:span text:style-name="T15">1111</text:span><text:span text:style-name="T15"><text:line-break/></text:span><text:span text:style-name="T15">10000</text:span><text:span text:style-name="T15"><text:line-break/></text:span><text:span text:style-name="T15">10001</text:span></text:p>
          </draw:text-box>
        </draw:frame>
        <draw:frame draw:style-name="gr3" draw:text-style-name="P14" draw:layer="layout" svg:width="16.307cm" svg:height="2.385cm" svg:x="9.831cm" svg:y="2.589cm">
          <draw:text-box>
            <text:p text:style-name="P2"><text:span text:style-name="T4">Qué pasa si tengo solamente dos símbolos, </text:span><text:span text:style-name="T16">“1”</text:span><text:span text:style-name="T4"> y </text:span><text:span text:style-name="T16">“0”</text:span><text:span text:style-name="T4">?</text:span></text:p>
          </draw:text-box>
        </draw:frame>
        <draw:frame draw:style-name="gr3" draw:text-style-name="P14" xml:id="id11" draw:id="id11" draw:layer="layout" svg:width="16.307cm" svg:height="2.385cm" svg:x="9.793cm" svg:y="5.742cm">
          <draw:text-box>
            <text:p text:style-name="P2"><text:span text:style-name="T4">Qué pasa cuando se me agotan los símbolos disponibles?</text:span></text:p>
          </draw:text-box>
        </draw:frame>
        <draw:frame draw:style-name="gr3" draw:text-style-name="P14" xml:id="id13" draw:id="id13" draw:layer="layout" svg:width="16.307cm" svg:height="1.318cm" svg:x="9.91cm" svg:y="9.395cm">
          <draw:text-box>
            <text:p text:style-name="P2"><text:span text:style-name="T4">Y así sucesivamente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11" draw:layer="layout" svg:width="3.175cm" svg:height="16.453cm" svg:x="0.635cm" svg:y="2.244cm" presentation:class="title" presentation:user-transformed="true">
          <draw:text-box>
            <text:p text:style-name="P8"><text:span text:style-name="T8">0</text:span><text:span text:style-name="T8"><text:line-break/></text:span><text:span text:style-name="T8">1</text:span><text:span text:style-name="T8"><text:line-break/></text:span><text:span text:style-name="T8">2</text:span><text:span text:style-name="T8"><text:line-break/></text:span><text:span text:style-name="T8">3</text:span><text:span text:style-name="T8"><text:line-break/></text:span><text:span text:style-name="T8">4</text:span><text:span text:style-name="T8"><text:line-break/></text:span><text:span text:style-name="T8">5</text:span><text:span text:style-name="T8"><text:line-break/></text:span><text:span text:style-name="T8">6</text:span><text:span text:style-name="T8"><text:line-break/></text:span><text:span text:style-name="T8">7</text:span><text:span text:style-name="T8"><text:line-break/></text:span><text:span text:style-name="T8">8</text:span><text:span text:style-name="T8"><text:line-break/></text:span><text:span text:style-name="T8">9</text:span><text:span text:style-name="T8"><text:line-break/></text:span><text:span text:style-name="T8">10</text:span><text:span text:style-name="T8"><text:line-break/></text:span><text:span text:style-name="T8">11</text:span><text:span text:style-name="T8"><text:line-break/></text:span><text:span text:style-name="T8">12</text:span><text:span text:style-name="T8"><text:line-break/></text:span><text:span text:style-name="T8">13</text:span><text:span text:style-name="T8"><text:line-break/></text:span><text:span text:style-name="T8">14</text:span><text:span text:style-name="T8"><text:line-break/></text:span><text:span text:style-name="T8">15</text:span><text:span text:style-name="T8"><text:line-break/></text:span><text:span text:style-name="T8">16</text:span><text:span text:style-name="T8"><text:line-break/></text:span><text:span text:style-name="T8">17</text:span></text:p>
          </draw:text-box>
        </draw:frame>
        <draw:rect draw:style-name="gr1" draw:text-style-name="P3" draw:layer="layout" svg:width="28cm" svg:height="1.905cm" svg:x="0cm" svg:y="0cm">
          <text:p text:style-name="P2"><text:span text:style-name="T2">Sistema de Numeración Binario</text:span></text:p>
        </draw:rect>
        <draw:frame presentation:style-name="pr7" draw:text-style-name="P11" draw:layer="layout" svg:width="3.175cm" svg:height="14.625cm" svg:x="4.635cm" svg:y="2.256cm" presentation:class="title" presentation:user-transformed="true">
          <draw:text-box>
            <text:p text:style-name="P8"><text:span text:style-name="T8">0000</text:span><text:span text:style-name="T8"><text:line-break/></text:span><text:span text:style-name="T8">0001</text:span><text:span text:style-name="T8"><text:line-break/></text:span><text:span text:style-name="T8">0010</text:span><text:span text:style-name="T8"><text:line-break/></text:span><text:span text:style-name="T8">0011</text:span><text:span text:style-name="T8"><text:line-break/></text:span><text:span text:style-name="T8">0100</text:span><text:span text:style-name="T8"><text:line-break/></text:span><text:span text:style-name="T8">0101</text:span><text:span text:style-name="T8"><text:line-break/></text:span><text:span text:style-name="T8">0110</text:span><text:span text:style-name="T8"><text:line-break/></text:span><text:span text:style-name="T8">0111</text:span><text:span text:style-name="T8"><text:line-break/></text:span><text:span text:style-name="T8">1000</text:span><text:span text:style-name="T8"><text:line-break/></text:span><text:span text:style-name="T8">1001</text:span><text:span text:style-name="T8"><text:line-break/></text:span><text:span text:style-name="T8">1010</text:span><text:span text:style-name="T8"><text:line-break/></text:span><text:span text:style-name="T8">1011</text:span><text:span text:style-name="T8"><text:line-break/></text:span><text:span text:style-name="T8">1100</text:span><text:span text:style-name="T8"><text:line-break/></text:span><text:span text:style-name="T8">1101</text:span><text:span text:style-name="T8"><text:line-break/></text:span><text:span text:style-name="T8">1110</text:span><text:span text:style-name="T8"><text:line-break/></text:span><text:span text:style-name="T8">1111</text:span></text:p>
          </draw:text-box>
        </draw:frame>
        <draw:frame draw:style-name="gr3" draw:text-style-name="P14" draw:layer="layout" svg:width="16.307cm" svg:height="2.385cm" svg:x="9.832cm" svg:y="2.513cm">
          <draw:text-box>
            <text:p text:style-name="P2"><text:span text:style-name="T4">Este sistema de numeración se llama </text:span><text:span text:style-name="T17">binario</text:span></text:p>
          </draw:text-box>
        </draw:frame>
        <draw:frame draw:style-name="gr3" draw:text-style-name="P14" xml:id="id16" draw:id="id16" draw:layer="layout" svg:width="16.307cm" svg:height="2.385cm" svg:x="9.833cm" svg:y="6.011cm">
          <draw:text-box>
            <text:p text:style-name="P2"><text:span text:style-name="T4">Es </text:span><text:span text:style-name="T11">posicional</text:span><text:span text:style-name="T4"> al igual que el sistema decimal.</text:span></text:p>
          </draw:text-box>
        </draw:frame>
        <draw:frame draw:style-name="gr3" draw:text-style-name="P14" xml:id="id17" draw:id="id17" draw:layer="layout" svg:width="16.307cm" svg:height="2.385cm" svg:x="9.834cm" svg:y="8.856cm">
          <draw:text-box>
            <text:p text:style-name="P2"><text:span text:style-name="T4">Cada </text:span><text:span text:style-name="T11">símbolo</text:span><text:span text:style-name="T4"> o </text:span><text:span text:style-name="T11">unidad</text:span><text:span text:style-name="T4"> representa una cantidad.</text:span></text:p>
          </draw:text-box>
        </draw:frame>
        <draw:frame draw:style-name="gr3" draw:text-style-name="P14" xml:id="id18" draw:id="id18" draw:layer="layout" svg:width="16.307cm" svg:height="2.385cm" svg:x="9.835cm" svg:y="12.124cm">
          <draw:text-box>
            <text:p text:style-name="P2"><text:span text:style-name="T4">La </text:span><text:span text:style-name="T11">posición</text:span><text:span text:style-name="T4"> del símbolo define el </text:span><text:span text:style-name="T11">peso de cada columna</text:span></text:p>
          </draw:text-box>
        </draw:frame>
        <draw:frame draw:style-name="gr3" draw:text-style-name="P14" xml:id="id19" draw:id="id19" draw:layer="layout" svg:width="16.307cm" svg:height="1.318cm" svg:x="9.836cm" svg:y="15.431cm">
          <draw:text-box>
            <text:p text:style-name="P2"><text:span text:style-name="T4">10 es la </text:span><text:span text:style-name="T11">base</text:span><text:span text:style-name="T4"> del sistema.</text:span></text:p>
          </draw:text-box>
        </draw:frame>
        <draw:custom-shape draw:style-name="gr5" draw:text-style-name="P5" xml:id="id20" draw:id="id20" draw:layer="layout" svg:width="3.106cm" svg:height="0.923cm" svg:x="5.081cm" svg:y="4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6" xml:id="id21" draw:id="id21" draw:layer="layout" svg:width="16.307cm" svg:height="1.318cm" svg:x="9.837cm" svg:y="16.646cm">
          <draw:text-box>
            <text:p text:style-name="P2"><text:span text:style-name="T18">(no es “diez”! es “</text:span><text:span text:style-name="T19">uno-cero</text:span><text:span text:style-name="T18">”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Sistema de Numeración Binario</text:span></text:p>
        </draw:rect>
        <draw:frame draw:style-name="gr3" draw:text-style-name="P6" draw:layer="layout" svg:width="25.946cm" svg:height="3.593cm" svg:x="1.268cm" svg:y="4.08cm">
          <draw:text-box>
            <text:p text:style-name="P5"><text:span text:style-name="T3">6</text:span><text:span text:style-name="T20">10</text:span><text:span text:style-name="T3"> = 0110</text:span><text:span text:style-name="T20">2</text:span></text:p>
          </draw:text-box>
        </draw:frame>
        <draw:frame draw:style-name="gr3" draw:text-style-name="P7" draw:layer="layout" svg:width="26.67cm" svg:height="1.318cm" svg:x="0.635cm" svg:y="2.54cm">
          <draw:text-box>
            <text:p text:style-name="P5"><text:span text:style-name="T4">Ejemplo</text:span></text:p>
          </draw:text-box>
        </draw:frame>
        <draw:frame draw:style-name="gr4" draw:text-style-name="P9" xml:id="id23" draw:id="id23" draw:layer="layout" svg:width="11.43cm" svg:height="5.855cm" svg:x="6.622cm" svg:y="10.347cm">
          <draw:text-box>
            <text:p text:style-name="P8"><text:span text:style-name="T5">0 x 2</text:span><text:span text:style-name="T6">0</text:span><text:span text:style-name="T5"> = 0</text:span></text:p>
            <text:p text:style-name="P8"><text:span text:style-name="T5">1 x 2</text:span><text:span text:style-name="T6">1</text:span><text:span text:style-name="T5"> = 2</text:span></text:p>
            <text:p text:style-name="P8"><text:span text:style-name="T5">1 x 2</text:span><text:span text:style-name="T6">2</text:span><text:span text:style-name="T5"> = 4</text:span></text:p>
            <text:p text:style-name="P8"><text:span text:style-name="T5">0 x 2</text:span><text:span text:style-name="T6">3</text:span><text:span text:style-name="T5"> = 0</text:span></text:p>
          </draw:text-box>
        </draw:frame>
        <draw:frame draw:style-name="gr3" draw:text-style-name="P15" xml:id="id22" draw:id="id22" draw:layer="layout" svg:width="27.368cm" svg:height="1.806cm" svg:x="0.307cm" svg:y="7.656cm">
          <draw:text-box>
            <text:p text:style-name="P5"><text:span text:style-name="T13"><text:s/></text:span><text:span text:style-name="T13">Peso = Unidad x Base </text:span><text:span text:style-name="T14">Posición </text:span></text:p>
          </draw:text-box>
        </draw:frame>
        <draw:g xml:id="id24" draw:id="id24">
          <draw:frame draw:style-name="gr3" draw:text-style-name="P9" draw:layer="layout" svg:width="11.43cm" svg:height="1.521cm" svg:x="6.637cm" svg:y="16.959cm">
            <draw:text-box>
              <text:p text:style-name="P8"><text:span text:style-name="T5">0+4+2+0 = 6</text:span></text:p>
            </draw:text-box>
          </draw:frame>
          <draw:line draw:style-name="gr6" draw:text-style-name="P5" draw:layer="layout" svg:x1="9.633cm" svg:y1="16.529cm" svg:x2="18.396cm" svg:y2="16.52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Sistema de Numeración Binario</text:span></text:p>
        </draw:rect>
        <draw:frame draw:style-name="gr3" draw:text-style-name="P7" draw:layer="layout" svg:width="26.67cm" svg:height="1.318cm" svg:x="0.635cm" svg:y="2.54cm">
          <draw:text-box>
            <text:p text:style-name="P5"><text:span text:style-name="T4">Entonces, cuánto “pesa” cada columna en binario?</text:span></text:p>
          </draw:text-box>
        </draw:frame>
        <draw:frame draw:style-name="standard" xml:id="id25" draw:id="id25" draw:layer="layout" svg:width="24.978cm" svg:height="8.717cm" svg:x="1.533cm" svg:y="5.3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5"><text:span text:style-name="T21">2</text:span><text:span text:style-name="T22">7</text:span></text:p>
              </table:table-cell>
              <table:table-cell>
                <text:p text:style-name="P5"><text:span text:style-name="T21">2</text:span><text:span text:style-name="T23">6</text:span></text:p>
              </table:table-cell>
              <table:table-cell>
                <text:p text:style-name="P5"><text:span text:style-name="T21">2</text:span><text:span text:style-name="T23">5</text:span></text:p>
              </table:table-cell>
              <table:table-cell>
                <text:p text:style-name="P5"><text:span text:style-name="T21">2</text:span><text:span text:style-name="T23">4</text:span></text:p>
              </table:table-cell>
              <table:table-cell>
                <text:p text:style-name="P5"><text:span text:style-name="T21">2</text:span><text:span text:style-name="T23">3</text:span></text:p>
              </table:table-cell>
              <table:table-cell>
                <text:p text:style-name="P5"><text:span text:style-name="T21">2</text:span><text:span text:style-name="T22">2</text:span></text:p>
              </table:table-cell>
              <table:table-cell>
                <text:p text:style-name="P5"><text:span text:style-name="T21">2</text:span><text:span text:style-name="T22">1</text:span></text:p>
              </table:table-cell>
              <table:table-cell>
                <text:p text:style-name="P5"><text:span text:style-name="T21">2</text:span><text:span text:style-name="T22">0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24">128</text:span></text:p>
              </table:table-cell>
              <table:table-cell>
                <text:p text:style-name="P5"><text:span text:style-name="T24">64</text:span></text:p>
              </table:table-cell>
              <table:table-cell>
                <text:p text:style-name="P5"><text:span text:style-name="T24">32</text:span></text:p>
              </table:table-cell>
              <table:table-cell>
                <text:p text:style-name="P5"><text:span text:style-name="T24">16</text:span></text:p>
              </table:table-cell>
              <table:table-cell>
                <text:p text:style-name="P5"><text:span text:style-name="T24">8</text:span></text:p>
              </table:table-cell>
              <table:table-cell>
                <text:p text:style-name="P5"><text:span text:style-name="T24">4</text:span></text:p>
              </table:table-cell>
              <table:table-cell>
                <text:p text:style-name="P5"><text:span text:style-name="T24">2</text:span></text:p>
              </table:table-cell>
              <table:table-cell>
                <text:p text:style-name="P5"><text:span text:style-name="T24">1</text:span></text:p>
              </table:table-cell>
            </table:table-row>
            <table:table-row table:style-name="ro2" table:default-cell-style-name="ce4">
              <table:table-cell>
                <text:p text:style-name="P5"><text:span text:style-name="T25">Bit 7</text:span></text:p>
                <text:p text:style-name="P5"><text:span text:style-name="T25">(MSB)</text:span></text:p>
              </table:table-cell>
              <table:table-cell>
                <text:p text:style-name="P5"><text:span text:style-name="T25">Bit 6</text:span></text:p>
              </table:table-cell>
              <table:table-cell>
                <text:p text:style-name="P5"><text:span text:style-name="T25">Bit 5</text:span></text:p>
              </table:table-cell>
              <table:table-cell>
                <text:p text:style-name="P5"><text:span text:style-name="T25">Bit 4</text:span></text:p>
              </table:table-cell>
              <table:table-cell>
                <text:p text:style-name="P5"><text:span text:style-name="T25">Bit 3</text:span></text:p>
              </table:table-cell>
              <table:table-cell>
                <text:p text:style-name="P5"><text:span text:style-name="T25">Bit 2</text:span></text:p>
              </table:table-cell>
              <table:table-cell>
                <text:p text:style-name="P5"><text:span text:style-name="T25">Bit 1</text:span></text:p>
              </table:table-cell>
              <table:table-cell>
                <text:p text:style-name="P5"><text:span text:style-name="T25">Bit 0</text:span></text:p>
                <text:p text:style-name="P5"><text:span text:style-name="T25">(LSB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xml:id="id26" draw:id="id26" draw:layer="layout" svg:width="26.67cm" svg:height="1.318cm" svg:x="0.835cm" svg:y="16.147cm">
          <draw:text-box>
            <text:p text:style-name="P5"><text:span text:style-name="T4">Un número binario de </text:span><text:span text:style-name="T11">8 bits</text:span><text:span text:style-name="T4"> es la definición de </text:span><text:span text:style-name="T11">1 by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Sistema de Numeración Binario</text:span></text:p>
        </draw:rect>
        <draw:frame draw:style-name="gr3" draw:text-style-name="P7" draw:layer="layout" svg:width="26.67cm" svg:height="1.318cm" svg:x="0.635cm" svg:y="2.54cm">
          <draw:text-box>
            <text:p text:style-name="P5"><text:span text:style-name="T4">Cual es el </text:span><text:span text:style-name="T11">rango</text:span><text:span text:style-name="T4"> de un número binario?</text:span></text:p>
          </draw:text-box>
        </draw:frame>
        <draw:frame draw:style-name="gr3" draw:text-style-name="P7" xml:id="id27" draw:id="id27" draw:layer="layout" svg:width="26.67cm" svg:height="2.385cm" svg:x="0.835cm" svg:y="4.392cm">
          <draw:text-box>
            <text:p text:style-name="P5"><text:span text:style-name="T4">Mínimo valor: 0 en todas las columnas</text:span></text:p>
            <text:p text:style-name="P5"><text:span text:style-name="T26">Máximo valor: 1 en todas las columnas</text:span></text:p>
          </draw:text-box>
        </draw:frame>
        <draw:frame draw:style-name="standard" xml:id="id28" draw:id="id28" draw:layer="layout" svg:width="15.1cm" svg:height="6.649cm" svg:x="0.963cm" svg:y="8.51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5">
              <table:table-cell>
                <text:p text:style-name="P5"><text:span text:style-name="T1">8 bits</text:span></text:p>
              </table:table-cell>
              <table:table-cell>
                <text:p text:style-name="P5"><text:span text:style-name="T1">1 byte</text:span></text:p>
              </table:table-cell>
              <table:table-cell>
                <text:p text:style-name="P5"><text:span text:style-name="T1">0 ... 255</text:span></text:p>
              </table:table-cell>
            </table:table-row>
            <table:table-row table:style-name="ro3" table:default-cell-style-name="ce5">
              <table:table-cell>
                <text:p text:style-name="P5"><text:span text:style-name="T1">16 bits</text:span></text:p>
              </table:table-cell>
              <table:table-cell>
                <text:p text:style-name="P5"><text:span text:style-name="T1">2 bytes</text:span></text:p>
              </table:table-cell>
              <table:table-cell>
                <text:p text:style-name="P5"><text:span text:style-name="T1">0 ... 65,535</text:span></text:p>
              </table:table-cell>
            </table:table-row>
            <table:table-row table:style-name="ro4" table:default-cell-style-name="ce5">
              <table:table-cell>
                <text:p text:style-name="P5"><text:span text:style-name="T1">32 bits</text:span></text:p>
              </table:table-cell>
              <table:table-cell>
                <text:p text:style-name="P5"><text:span text:style-name="T1">4 bytes</text:span></text:p>
              </table:table-cell>
              <table:table-cell>
                <text:p text:style-name="P5"><text:span text:style-name="T1">0 ... 4,294,967,29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7" xml:id="id29" draw:id="id29" draw:layer="layout" svg:width="9.294cm" svg:height="1.935cm" svg:x="17.656cm" svg:y="8.884cm">
          <draw:text-box>
            <text:p text:style-name="P5"><text:span text:style-name="T27">0 ~ 2</text:span><text:span text:style-name="T28">n</text:span><text:span text:style-name="T27">-1</text:span></text:p>
          </draw:text-box>
        </draw:frame>
        <draw:frame draw:style-name="gr3" draw:text-style-name="P7" xml:id="id30" draw:id="id30" draw:layer="layout" svg:width="9.294cm" svg:height="3.452cm" svg:x="17.656cm" svg:y="11.304cm">
          <draw:text-box>
            <text:p text:style-name="P5"><text:span text:style-name="T26">donde </text:span><text:span text:style-name="T29">n</text:span><text:span text:style-name="T26"> es el número de dígitos o bits del número.</text:span></text:p>
          </draw:text-box>
        </draw:frame>
        <draw:frame draw:style-name="gr3" draw:text-style-name="P18" xml:id="id31" draw:id="id31" draw:layer="layout" svg:width="16.26cm" svg:height="1.153cm" svg:x="6.332cm" svg:y="17.092cm">
          <draw:text-box>
            <text:p text:style-name="P5"><text:span text:style-name="T30">* válido sólo para números positiv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Sistema de Numeración Binario</text:span></text:p>
        </draw:rect>
        <draw:frame draw:style-name="gr3" draw:text-style-name="P7" draw:layer="layout" svg:width="26.67cm" svg:height="1.318cm" svg:x="0.635cm" svg:y="2.54cm">
          <draw:text-box>
            <text:p text:style-name="P5"><text:span text:style-name="T4">Como pasar de </text:span><text:span text:style-name="T11">binario a decimal</text:span><text:span text:style-name="T4"> y vice-versa?</text:span></text:p>
          </draw:text-box>
        </draw:frame>
        <draw:frame draw:style-name="standard" xml:id="id33" draw:id="id33" draw:layer="layout" svg:width="14.098cm" svg:height="3.199cm" svg:x="0.723cm" svg:y="6.74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5">
              <table:table-cell>
                <text:p text:style-name="P5"><text:span text:style-name="T1">128</text:span></text:p>
              </table:table-cell>
              <table:table-cell>
                <text:p text:style-name="P5"><text:span text:style-name="T1">64</text:span></text:p>
              </table:table-cell>
              <table:table-cell>
                <text:p text:style-name="P5"><text:span text:style-name="T1">32</text:span></text:p>
              </table:table-cell>
              <table:table-cell>
                <text:p text:style-name="P5"><text:span text:style-name="T1">16</text:span></text:p>
              </table:table-cell>
              <table:table-cell>
                <text:p text:style-name="P5"><text:span text:style-name="T1">8</text:span></text:p>
              </table:table-cell>
              <table:table-cell>
                <text:p text:style-name="P5"><text:span text:style-name="T1">4</text:span></text:p>
              </table:table-cell>
              <table:table-cell>
                <text:p text:style-name="P5"><text:span text:style-name="T1">2</text:span></text:p>
              </table:table-cell>
              <table:table-cell>
                <text:p text:style-name="P5"><text:span text:style-name="T1">1</text:span></text:p>
              </table:table-cell>
            </table:table-row>
            <table:table-row table:style-name="ro5" table:default-cell-style-name="ce5">
              <table:table-cell>
                <text:p text:style-name="P5"><text:span text:style-name="T1">1</text:span></text:p>
              </table:table-cell>
              <table:table-cell>
                <text:p text:style-name="P5"><text:span text:style-name="T1">1</text:span></text:p>
              </table:table-cell>
              <table:table-cell>
                <text:p text:style-name="P5"><text:span text:style-name="T1">0</text:span></text:p>
              </table:table-cell>
              <table:table-cell>
                <text:p text:style-name="P5"><text:span text:style-name="T1">0</text:span></text:p>
              </table:table-cell>
              <table:table-cell>
                <text:p text:style-name="P5"><text:span text:style-name="T1">1</text:span></text:p>
              </table:table-cell>
              <table:table-cell>
                <text:p text:style-name="P5"><text:span text:style-name="T1">0</text:span></text:p>
              </table:table-cell>
              <table:table-cell>
                <text:p text:style-name="P5"><text:span text:style-name="T1">1</text:span></text:p>
              </table:table-cell>
              <table:table-cell>
                <text:p text:style-name="P5"><text:span text:style-name="T1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7" xml:id="id32" draw:id="id32" draw:layer="layout" svg:width="26.67cm" svg:height="1.318cm" svg:x="0.635cm" svg:y="4.581cm">
          <draw:text-box>
            <text:p text:style-name="P5"><text:span text:style-name="T31">Ejemplo:</text:span><text:span text:style-name="T4"> representar 11001010b en decimal.</text:span></text:p>
          </draw:text-box>
        </draw:frame>
        <draw:frame draw:style-name="gr3" draw:text-style-name="P7" xml:id="id34" draw:id="id34" draw:layer="layout" svg:width="11.951cm" svg:height="1.326cm" svg:x="15.212cm" svg:y="7.794cm">
          <draw:text-box>
            <text:p text:style-name="P5"><text:span text:style-name="T4">128+64+8+2 = </text:span><text:span text:style-name="T32">202</text:span></text:p>
          </draw:text-box>
        </draw:frame>
        <draw:frame draw:style-name="gr3" draw:text-style-name="P7" xml:id="id35" draw:id="id35" draw:layer="layout" svg:width="26.67cm" svg:height="1.318cm" svg:x="0.81cm" svg:y="11.385cm">
          <draw:text-box>
            <text:p text:style-name="P5"><text:span text:style-name="T31">Ejemplo:</text:span><text:span text:style-name="T4"> representar 97d en binario.</text:span></text:p>
          </draw:text-box>
        </draw:frame>
        <draw:frame draw:style-name="standard" xml:id="id36" draw:id="id36" draw:layer="layout" svg:width="14.098cm" svg:height="3.199cm" svg:x="0.685cm" svg:y="13.4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5">
              <table:table-cell>
                <text:p text:style-name="P5"><text:span text:style-name="T1">128</text:span></text:p>
              </table:table-cell>
              <table:table-cell>
                <text:p text:style-name="P5"><text:span text:style-name="T1">64</text:span></text:p>
              </table:table-cell>
              <table:table-cell>
                <text:p text:style-name="P5"><text:span text:style-name="T1">32</text:span></text:p>
              </table:table-cell>
              <table:table-cell>
                <text:p text:style-name="P5"><text:span text:style-name="T1">16</text:span></text:p>
              </table:table-cell>
              <table:table-cell>
                <text:p text:style-name="P5"><text:span text:style-name="T1">8</text:span></text:p>
              </table:table-cell>
              <table:table-cell>
                <text:p text:style-name="P5"><text:span text:style-name="T1">4</text:span></text:p>
              </table:table-cell>
              <table:table-cell>
                <text:p text:style-name="P5"><text:span text:style-name="T1">2</text:span></text:p>
              </table:table-cell>
              <table:table-cell>
                <text:p text:style-name="P5"><text:span text:style-name="T1">1</text:span></text:p>
              </table:table-cell>
            </table:table-row>
            <table:table-row table:style-name="ro5" table:default-cell-style-name="ce5">
              <table:table-cell>
                <text:p text:style-name="P5"><text:span text:style-name="T1">0</text:span></text:p>
              </table:table-cell>
              <table:table-cell table:style-name="ce6">
                <text:p text:style-name="P5"><text:span text:style-name="T33">1</text:span></text:p>
              </table:table-cell>
              <table:table-cell table:style-name="ce6">
                <text:p text:style-name="P5"><text:span text:style-name="T33">1</text:span></text:p>
              </table:table-cell>
              <table:table-cell>
                <text:p text:style-name="P5"><text:span text:style-name="T1">0</text:span></text:p>
              </table:table-cell>
              <table:table-cell>
                <text:p text:style-name="P5"><text:span text:style-name="T1">0</text:span></text:p>
              </table:table-cell>
              <table:table-cell>
                <text:p text:style-name="P5"><text:span text:style-name="T1">0</text:span></text:p>
              </table:table-cell>
              <table:table-cell>
                <text:p text:style-name="P5"><text:span text:style-name="T1">0</text:span></text:p>
              </table:table-cell>
              <table:table-cell table:style-name="ce6">
                <text:p text:style-name="P5"><text:span text:style-name="T33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7" xml:id="id37" draw:id="id37" draw:layer="layout" svg:width="11.951cm" svg:height="1.326cm" svg:x="15.213cm" svg:y="14.408cm">
          <draw:text-box>
            <text:p text:style-name="P5"><text:span text:style-name="T4">64+32+1 = </text:span><text:span text:style-name="T32">97</text:span></text:p>
          </draw:text-box>
        </draw:frame>
        <draw:frame draw:style-name="gr3" draw:text-style-name="P19" xml:id="id38" draw:id="id38" draw:layer="layout" svg:width="26.67cm" svg:height="1.318cm" svg:x="0.635cm" svg:y="17.433cm">
          <draw:text-box>
            <text:p text:style-name="P5"><text:span text:style-name="T34">Si necesito números más grandes... agrego más bit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Sistema de Numeración Binario</text:span></text:p>
        </draw:rect>
        <draw:frame draw:style-name="gr3" draw:text-style-name="P7" draw:layer="layout" svg:width="26.67cm" svg:height="1.318cm" svg:x="0.635cm" svg:y="2.54cm">
          <draw:text-box>
            <text:p text:style-name="P5"><text:span text:style-name="T4">Y los números signados? </text:span></text:p>
          </draw:text-box>
        </draw:frame>
        <draw:frame draw:style-name="gr3" draw:text-style-name="P7" xml:id="id39" draw:id="id39" draw:layer="layout" svg:width="26.67cm" svg:height="2.385cm" svg:x="0.635cm" svg:y="4.543cm">
          <draw:text-box>
            <text:p text:style-name="P5"><text:span text:style-name="T35">En binario </text:span><text:span text:style-name="T36">no existe signo negativo.</text:span></text:p>
            <text:p text:style-name="P5"><text:span text:style-name="T4">El signo se representa con el bit </text:span><text:span text:style-name="T11">más significativo</text:span><text:span text:style-name="T4">.</text:span></text:p>
          </draw:text-box>
        </draw:frame>
        <draw:frame draw:style-name="standard" xml:id="id40" draw:id="id40" draw:layer="layout" svg:width="24.978cm" svg:height="7.579cm" svg:x="1.495cm" svg:y="7.9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6" table:default-cell-style-name="ce2">
              <table:table-cell table:style-name="ce1">
                <text:p text:style-name="P5"><text:span text:style-name="T37">S</text:span></text:p>
              </table:table-cell>
              <table:table-cell>
                <text:p text:style-name="P5"><text:span text:style-name="T21">2</text:span><text:span text:style-name="T23">6</text:span></text:p>
              </table:table-cell>
              <table:table-cell>
                <text:p text:style-name="P5"><text:span text:style-name="T21">2</text:span><text:span text:style-name="T23">5</text:span></text:p>
              </table:table-cell>
              <table:table-cell>
                <text:p text:style-name="P5"><text:span text:style-name="T21">2</text:span><text:span text:style-name="T23">4</text:span></text:p>
              </table:table-cell>
              <table:table-cell>
                <text:p text:style-name="P5"><text:span text:style-name="T21">2</text:span><text:span text:style-name="T23">3</text:span></text:p>
              </table:table-cell>
              <table:table-cell>
                <text:p text:style-name="P5"><text:span text:style-name="T21">2</text:span><text:span text:style-name="T22">2</text:span></text:p>
              </table:table-cell>
              <table:table-cell>
                <text:p text:style-name="P5"><text:span text:style-name="T21">2</text:span><text:span text:style-name="T22">1</text:span></text:p>
              </table:table-cell>
              <table:table-cell>
                <text:p text:style-name="P5"><text:span text:style-name="T21">2</text:span><text:span text:style-name="T22">0</text:span></text:p>
              </table:table-cell>
            </table:table-row>
            <table:table-row table:style-name="ro6" table:default-cell-style-name="ce3">
              <table:table-cell>
                <text:p text:style-name="P5"><text:span text:style-name="T24">--</text:span></text:p>
              </table:table-cell>
              <table:table-cell>
                <text:p text:style-name="P5"><text:span text:style-name="T24">64</text:span></text:p>
              </table:table-cell>
              <table:table-cell>
                <text:p text:style-name="P5"><text:span text:style-name="T24">32</text:span></text:p>
              </table:table-cell>
              <table:table-cell>
                <text:p text:style-name="P5"><text:span text:style-name="T24">16</text:span></text:p>
              </table:table-cell>
              <table:table-cell>
                <text:p text:style-name="P5"><text:span text:style-name="T24">8</text:span></text:p>
              </table:table-cell>
              <table:table-cell>
                <text:p text:style-name="P5"><text:span text:style-name="T24">4</text:span></text:p>
              </table:table-cell>
              <table:table-cell>
                <text:p text:style-name="P5"><text:span text:style-name="T24">2</text:span></text:p>
              </table:table-cell>
              <table:table-cell>
                <text:p text:style-name="P5"><text:span text:style-name="T24">1</text:span></text:p>
              </table:table-cell>
            </table:table-row>
            <table:table-row table:style-name="ro7" table:default-cell-style-name="ce4">
              <table:table-cell>
                <text:p text:style-name="P5"><text:span text:style-name="T25">Bit 7</text:span></text:p>
                <text:p text:style-name="P5"><text:span text:style-name="T25">(MSB)</text:span></text:p>
              </table:table-cell>
              <table:table-cell>
                <text:p text:style-name="P5"><text:span text:style-name="T25">Bit 6</text:span></text:p>
              </table:table-cell>
              <table:table-cell>
                <text:p text:style-name="P5"><text:span text:style-name="T25">Bit 5</text:span></text:p>
              </table:table-cell>
              <table:table-cell>
                <text:p text:style-name="P5"><text:span text:style-name="T25">Bit 4</text:span></text:p>
              </table:table-cell>
              <table:table-cell>
                <text:p text:style-name="P5"><text:span text:style-name="T25">Bit 3</text:span></text:p>
              </table:table-cell>
              <table:table-cell>
                <text:p text:style-name="P5"><text:span text:style-name="T25">Bit 2</text:span></text:p>
              </table:table-cell>
              <table:table-cell>
                <text:p text:style-name="P5"><text:span text:style-name="T25">Bit 1</text:span></text:p>
              </table:table-cell>
              <table:table-cell>
                <text:p text:style-name="P5"><text:span text:style-name="T25">Bit 0</text:span></text:p>
                <text:p text:style-name="P5"><text:span text:style-name="T25">(LSB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7" xml:id="id41" draw:id="id41" draw:layer="layout" svg:width="26.67cm" svg:height="1.318cm" svg:x="0.635cm" svg:y="16.222cm">
          <draw:text-box>
            <text:p text:style-name="P5"><text:span text:style-name="T4">Si S=0 es positivo, si S=1 es negativ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Sistema de Numeración Binario</text:span></text:p>
        </draw:rect>
        <draw:frame draw:style-name="gr3" draw:text-style-name="P7" draw:layer="layout" svg:width="26.67cm" svg:height="1.318cm" svg:x="0.635cm" svg:y="2.54cm">
          <draw:text-box>
            <text:p text:style-name="P5"><text:span text:style-name="T4">Cómo se conoce el valor decimal un número signado?</text:span></text:p>
          </draw:text-box>
        </draw:frame>
        <draw:frame draw:style-name="gr3" draw:text-style-name="P20" xml:id="id42" draw:id="id42" draw:layer="layout" svg:width="26.67cm" svg:height="1.318cm" svg:x="0.635cm" svg:y="4.283cm">
          <draw:text-box>
            <text:p text:style-name="P5"><text:span text:style-name="T38">Si es positivo, se hace </text:span><text:span text:style-name="T39">igual que un número no signado</text:span><text:span text:style-name="T38">.</text:span></text:p>
          </draw:text-box>
        </draw:frame>
        <draw:frame draw:style-name="gr3" draw:text-style-name="P20" xml:id="id43" draw:id="id43" draw:layer="layout" svg:width="26.67cm" svg:height="1.318cm" svg:x="0.635cm" svg:y="6.073cm">
          <draw:text-box>
            <text:p text:style-name="P5"><text:span text:style-name="T38">Si es negativo, se utiliza el </text:span><text:span text:style-name="T39">CA2 (Complemento A 2)</text:span></text:p>
          </draw:text-box>
        </draw:frame>
        <draw:frame draw:style-name="gr3" draw:text-style-name="P7" xml:id="id44" draw:id="id44" draw:layer="layout" svg:width="26.67cm" svg:height="1.326cm" svg:x="0.635cm" svg:y="8.481cm">
          <draw:text-box>
            <text:p text:style-name="P5"><text:span text:style-name="T31">Ejemplo:</text:span><text:span text:style-name="T4"> representar </text:span><text:span text:style-name="T32">-</text:span><text:span text:style-name="T4">97d en binario signado</text:span></text:p>
          </draw:text-box>
        </draw:frame>
        <draw:frame draw:style-name="gr3" draw:text-style-name="P21" xml:id="id46" draw:id="id46" draw:layer="layout" svg:width="19.775cm" svg:height="6.613cm" svg:x="4.654cm" svg:y="10.305cm">
          <draw:text-box>
            <text:p text:style-name="P2"><text:span text:style-name="T40"><text:s text:c="3"/></text:span><text:span text:style-name="T40">97</text:span><text:span text:style-name="T41">10</text:span><text:span text:style-name="T40"> = 01100001</text:span><text:span text:style-name="T41">2</text:span></text:p>
            <text:p text:style-name="P2"><text:span text:style-name="T40">=&gt; CA1 = 10011110</text:span></text:p>
            <text:p text:style-name="P2"><text:span text:style-name="T40">=&gt; CA2 = <text:s text:c="5"/>+ 1</text:span></text:p>
            <text:p text:style-name="P2"><text:span text:style-name="T40"><text:s text:c="9"/></text:span><text:span text:style-name="T40">-------- </text:span></text:p>
            <text:p text:style-name="P2"><text:span text:style-name="T40"><text:s text:c="7"/></text:span><text:span text:style-name="T40">= 10011111</text:span><text:span text:style-name="T41">2</text:span><text:span text:style-name="T40"> = -97</text:span><text:span text:style-name="T41">10</text:span></text:p>
          </draw:text-box>
        </draw:frame>
        <draw:frame draw:style-name="gr3" draw:text-style-name="P19" xml:id="id47" draw:id="id47" draw:layer="layout" svg:width="26.67cm" svg:height="1.318cm" svg:x="0.635cm" svg:y="17.429cm">
          <draw:text-box>
            <text:p text:style-name="P5"><text:span text:style-name="T34">El CA2 es el “equivalente binario” a multiplicar por -1</text:span></text:p>
          </draw:text-box>
        </draw:frame>
        <draw:polyline draw:style-name="gr7" draw:text-style-name="P5" xml:id="id45" draw:id="id45" draw:layer="layout" svg:width="26.155cm" svg:height="0cm" svg:x="1.02cm" svg:y="7.758cm" svg:viewBox="0 0 26156 0" draw:points="0,0 2615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Sistema de Numeración Binario</text:span></text:p>
        </draw:rect>
        <draw:frame draw:style-name="gr3" draw:text-style-name="P7" draw:layer="layout" svg:width="26.67cm" svg:height="1.318cm" svg:x="0.635cm" svg:y="2.54cm">
          <draw:text-box>
            <text:p text:style-name="P5"><text:span text:style-name="T4">Y el rango de un número signado?</text:span></text:p>
          </draw:text-box>
        </draw:frame>
        <draw:frame draw:style-name="gr3" draw:text-style-name="P7" xml:id="id48" draw:id="id48" draw:layer="layout" svg:width="26.67cm" svg:height="2.412cm" svg:x="0.835cm" svg:y="4.092cm">
          <draw:text-box>
            <text:p text:style-name="P5"><text:span text:style-name="T26">Puedo representar la misma </text:span><text:span text:style-name="T42">cantidad de números</text:span><text:span text:style-name="T26"> (2</text:span><text:span text:style-name="T43">n</text:span><text:span text:style-name="T26">), pero en un </text:span><text:span text:style-name="T42">intervalo diferente</text:span><text:span text:style-name="T26">.</text:span></text:p>
          </draw:text-box>
        </draw:frame>
        <draw:frame draw:style-name="standard" xml:id="id50" draw:id="id50" draw:layer="layout" svg:width="25.644cm" svg:height="3.996cm" svg:x="0.926cm" svg:y="11.689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8" table:default-cell-style-name="ce5">
              <table:table-cell>
                <text:p text:style-name="P5"><text:span text:style-name="T44">8 bits</text:span></text:p>
              </table:table-cell>
              <table:table-cell>
                <text:p text:style-name="P5"><text:span text:style-name="T44">1 byte</text:span></text:p>
              </table:table-cell>
              <table:table-cell>
                <text:p text:style-name="P5"><text:span text:style-name="T44">0 ... 255</text:span></text:p>
              </table:table-cell>
              <table:table-cell>
                <text:p text:style-name="P5"><text:span text:style-name="T44">-128 ... 127</text:span></text:p>
              </table:table-cell>
            </table:table-row>
            <table:table-row table:style-name="ro9" table:default-cell-style-name="ce5">
              <table:table-cell>
                <text:p text:style-name="P5"><text:span text:style-name="T44">16 bits</text:span></text:p>
              </table:table-cell>
              <table:table-cell>
                <text:p text:style-name="P5"><text:span text:style-name="T44">2 bytes</text:span></text:p>
              </table:table-cell>
              <table:table-cell>
                <text:p text:style-name="P5"><text:span text:style-name="T44">0 ... 65,535</text:span></text:p>
              </table:table-cell>
              <table:table-cell>
                <text:p text:style-name="P5"><text:span text:style-name="T44">-32,768 ... 32,767</text:span></text:p>
              </table:table-cell>
            </table:table-row>
            <table:table-row table:style-name="ro10" table:default-cell-style-name="ce5">
              <table:table-cell>
                <text:p text:style-name="P5"><text:span text:style-name="T44">32 bits</text:span></text:p>
              </table:table-cell>
              <table:table-cell>
                <text:p text:style-name="P5"><text:span text:style-name="T44">4 bytes</text:span></text:p>
              </table:table-cell>
              <table:table-cell>
                <text:p text:style-name="P5"><text:span text:style-name="T45">0 ... 4,294,967,296</text:span></text:p>
              </table:table-cell>
              <table:table-cell>
                <text:p text:style-name="P5"><text:span text:style-name="T44">-2,147,483,648 ... 2,147,483,647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22" xml:id="id49" draw:id="id49" draw:layer="layout" svg:width="21.654cm" svg:height="3.38cm" svg:x="2.956cm" svg:y="7.233cm">
          <draw:text-box>
            <text:p text:style-name="P5"><text:span text:style-name="T46">No signado : <text:s/>0 ... 2</text:span><text:span text:style-name="T47">n</text:span><text:span text:style-name="T46">-1</text:span></text:p>
            <text:p text:style-name="P5"><text:span text:style-name="T46">Signado: <text:s/>-2</text:span><text:span text:style-name="T48">n-1</text:span><text:span text:style-name="T46"> ... 2</text:span><text:span text:style-name="T48">n-1</text:span><text:span text:style-name="T46">-1</text:span></text:p>
          </draw:text-box>
        </draw:frame>
        <draw:frame draw:style-name="standard" xml:id="id51" draw:id="id51" draw:layer="layout" svg:width="25.644cm" svg:height="1.205cm" svg:x="0.926cm" svg:y="16.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8" table:default-cell-style-name="ce5">
              <table:table-cell>
                <text:p text:style-name="P5"><text:span text:style-name="T44">1 bit</text:span></text:p>
              </table:table-cell>
              <table:table-cell>
                <text:p text:style-name="P5"><text:span text:style-name="T44">---</text:span></text:p>
              </table:table-cell>
              <table:table-cell>
                <text:p text:style-name="P5"><text:span text:style-name="T44">0 ... 1</text:span></text:p>
              </table:table-cell>
              <table:table-cell>
                <text:p text:style-name="P5"><text:span text:style-name="T44">-1 ... 0</text:span></text:p>
              </table:table-cell>
            </table:table-row>
          </table:table>
          <draw:image xlink:href="Pictures/TablePreview7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Sistema de Numeración Binario</text:span></text:p>
        </draw:rect>
        <draw:frame draw:style-name="gr3" draw:text-style-name="P7" draw:layer="layout" svg:width="26.67cm" svg:height="1.318cm" svg:x="0.635cm" svg:y="2.54cm">
          <draw:text-box>
            <text:p text:style-name="P5"><text:span text:style-name="T4">Como sé si un número binario es signado o no?</text:span></text:p>
          </draw:text-box>
        </draw:frame>
        <draw:frame draw:style-name="gr3" draw:text-style-name="P7" xml:id="id52" draw:id="id52" draw:layer="layout" svg:width="26.67cm" svg:height="2.393cm" svg:x="0.635cm" svg:y="5.338cm">
          <draw:text-box>
            <text:p text:style-name="P5"><text:span text:style-name="T32">No lo sé</text:span><text:span text:style-name="T4">.</text:span></text:p>
            <text:p text:style-name="P5"><text:span text:style-name="T4">Alguien me lo tiene que decir.</text:span></text:p>
          </draw:text-box>
        </draw:frame>
        <draw:frame draw:style-name="gr3" draw:text-style-name="P23" xml:id="id53" draw:id="id53" draw:layer="layout" svg:width="26.67cm" svg:height="2.47cm" svg:x="0.699cm" svg:y="10.78cm">
          <draw:text-box>
            <text:p text:style-name="P5"><text:span text:style-name="T49">Al lenguaje C tambié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Sistema de Numeración Binario</text:span></text:p>
        </draw:rect>
        <draw:frame draw:style-name="gr8" draw:text-style-name="P7" draw:layer="layout" svg:width="26.67cm" svg:height="6.229cm" svg:x="0.635cm" svg:y="2.54cm">
          <draw:text-box>
            <text:p text:style-name="P5"><text:span text:style-name="T4">Suma binaria</text:span></text:p>
          </draw:text-box>
        </draw:frame>
        <draw:frame draw:style-name="gr3" draw:text-style-name="P24" xml:id="id54" draw:id="id54" draw:layer="layout" svg:width="8.323cm" svg:height="5.331cm" svg:x="10.273cm" svg:y="4.129cm">
          <draw:text-box>
            <text:p text:style-name="P2"><text:span text:style-name="T5">0 + 0 = 0</text:span></text:p>
            <text:p text:style-name="P2"><text:span text:style-name="T5">0 + 1 = 1</text:span></text:p>
            <text:p text:style-name="P2"><text:span text:style-name="T5">1 + 0 = 1</text:span></text:p>
            <text:p text:style-name="P2"><text:span text:style-name="T5">1 + 1 = </text:span><text:span text:style-name="T7">10</text:span></text:p>
          </draw:text-box>
        </draw:frame>
        <draw:frame draw:style-name="gr3" draw:text-style-name="P7" draw:layer="layout" svg:width="26.67cm" svg:height="1.318cm" svg:x="0.635cm" svg:y="10.175cm">
          <draw:text-box>
            <text:p text:style-name="P5"><text:span text:style-name="T4">Ejemplo</text:span></text:p>
          </draw:text-box>
        </draw:frame>
        <draw:frame draw:style-name="gr3" draw:text-style-name="P24" xml:id="id55" draw:id="id55" draw:layer="layout" svg:width="8.624cm" svg:height="2.791cm" svg:x="10.074cm" svg:y="12.58cm">
          <draw:text-box>
            <text:p text:style-name="P2"><text:span text:style-name="T5"><text:s/></text:span><text:span text:style-name="T5">01001110</text:span></text:p>
            <text:p text:style-name="P2"><text:span text:style-name="T5">+10011000</text:span></text:p>
          </draw:text-box>
        </draw:frame>
        <draw:polyline draw:style-name="gr6" draw:text-style-name="P5" xml:id="id56" draw:id="id56" draw:layer="layout" svg:width="7.823cm" svg:height="0cm" svg:x="10.118cm" svg:y="15.557cm" svg:viewBox="0 0 7824 0" draw:points="0,0 7824,0">
          <text:p/>
        </draw:polyline>
        <draw:frame draw:style-name="gr3" draw:text-style-name="P24" xml:id="id57" draw:id="id57" draw:layer="layout" svg:width="8.624cm" svg:height="1.521cm" svg:x="10.074cm" svg:y="15.907cm">
          <draw:text-box>
            <text:p text:style-name="P2"><text:span text:style-name="T5"><text:s/></text:span><text:span text:style-name="T5">11100110 </text:span></text:p>
          </draw:text-box>
        </draw:frame>
        <draw:frame draw:style-name="gr3" draw:text-style-name="P24" xml:id="id58" draw:id="id58" draw:layer="layout" svg:width="3.673cm" svg:height="2.791cm" svg:x="20.43cm" svg:y="12.581cm">
          <draw:text-box>
            <text:p text:style-name="P2"><text:span text:style-name="T5"><text:s text:c="2"/></text:span><text:span text:style-name="T7">78</text:span></text:p>
            <text:p text:style-name="P2"><text:span text:style-name="T7">+152</text:span></text:p>
          </draw:text-box>
        </draw:frame>
        <draw:polyline draw:style-name="gr6" draw:text-style-name="P5" xml:id="id59" draw:id="id59" draw:layer="layout" svg:width="3.741cm" svg:height="0cm" svg:x="20.436cm" svg:y="15.557cm" svg:viewBox="0 0 3742 0" draw:points="0,0 3742,0">
          <text:p/>
        </draw:polyline>
        <draw:frame draw:style-name="gr3" draw:text-style-name="P24" xml:id="id60" draw:id="id60" draw:layer="layout" svg:width="3.673cm" svg:height="1.521cm" svg:x="20.431cm" svg:y="15.959cm">
          <draw:text-box>
            <text:p text:style-name="P2"><text:span text:style-name="T5"><text:s/></text:span><text:span text:style-name="T7">23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Sistema de Numeración Binario</text:span></text:p>
        </draw:rect>
        <draw:frame draw:style-name="gr9" draw:text-style-name="P7" draw:layer="layout" svg:width="26.67cm" svg:height="1.505cm" svg:x="0.635cm" svg:y="2.54cm">
          <draw:text-box>
            <text:p text:style-name="P5"><text:span text:style-name="T4">Resta binaria</text:span></text:p>
          </draw:text-box>
        </draw:frame>
        <draw:frame draw:style-name="gr3" draw:text-style-name="P7" draw:layer="layout" svg:width="26.67cm" svg:height="1.318cm" svg:x="0.635cm" svg:y="7.136cm">
          <draw:text-box>
            <text:p text:style-name="P5"><text:span text:style-name="T4">Ejemplo</text:span></text:p>
          </draw:text-box>
        </draw:frame>
        <draw:frame draw:style-name="gr3" draw:text-style-name="P24" xml:id="id62" draw:id="id62" draw:layer="layout" svg:width="10.156cm" svg:height="6.601cm" svg:x="1.547cm" svg:y="8.996cm">
          <draw:text-box>
            <text:p text:style-name="P2"><text:span text:style-name="T5"><text:s text:c="4"/></text:span><text:span text:style-name="T5">01001110</text:span></text:p>
            <text:p text:style-name="P2"><text:span text:style-name="T5"><text:s text:c="3"/></text:span><text:span text:style-name="T5">-01101110</text:span></text:p>
            <text:p text:style-name="P2"><text:span text:style-name="T5"/></text:p>
            <text:p text:style-name="P2"><text:span text:style-name="T5">CA1=10010001</text:span></text:p>
            <text:p text:style-name="P2"><text:span text:style-name="T5">CA2=10010010</text:span></text:p>
          </draw:text-box>
        </draw:frame>
        <draw:frame draw:style-name="gr3" draw:text-style-name="P24" xml:id="id61" draw:id="id61" draw:layer="layout" svg:width="3.673cm" svg:height="5.331cm" svg:x="23.296cm" svg:y="9.032cm">
          <draw:text-box>
            <text:p text:style-name="P2"><text:span text:style-name="T5"><text:s text:c="2"/></text:span><text:span text:style-name="T7">78</text:span></text:p>
            <text:p text:style-name="P2"><text:span text:style-name="T7">-110</text:span></text:p>
            <text:p text:style-name="P2"><text:span text:style-name="T7">----</text:span></text:p>
            <text:p text:style-name="P2"><text:span text:style-name="T7"><text:s/></text:span><text:span text:style-name="T7">-32</text:span></text:p>
          </draw:text-box>
        </draw:frame>
        <draw:frame draw:style-name="gr9" draw:text-style-name="P7" draw:layer="layout" svg:width="26.67cm" svg:height="2.385cm" svg:x="0.635cm" svg:y="4.317cm">
          <draw:text-box>
            <text:p text:style-name="P5"><text:span text:style-name="T4">Se computa como una suma de el minuendo más el CA2 del sustraendo (o bien: sumar el sustraendo x -1)</text:span></text:p>
          </draw:text-box>
        </draw:frame>
        <draw:polyline draw:style-name="gr10" draw:text-style-name="P5" xml:id="id63" draw:id="id63" draw:layer="layout" svg:width="0cm" svg:height="9.66cm" svg:x="12.111cm" svg:y="8.935cm" svg:viewBox="0 0 0 9661" draw:points="0,0 0,9661">
          <text:p/>
        </draw:polyline>
        <draw:frame draw:style-name="gr3" draw:text-style-name="P24" xml:id="id64" draw:id="id64" draw:layer="layout" svg:width="14.6cm" svg:height="9.141cm" svg:x="12.569cm" svg:y="8.997cm">
          <draw:text-box>
            <text:p text:style-name="P2"><text:span text:style-name="T5"><text:s/></text:span><text:span text:style-name="T5">01001110</text:span></text:p>
            <text:p text:style-name="P2"><text:span text:style-name="T5">+10010010</text:span></text:p>
            <text:p text:style-name="P2"><text:span text:style-name="T5">---------</text:span></text:p>
            <text:p text:style-name="P2"><text:span text:style-name="T5"><text:s/></text:span><text:span text:style-name="T5">11100000</text:span></text:p>
            <text:p text:style-name="P2"><text:span text:style-name="T5"/></text:p>
            <text:p text:style-name="P2"><text:span text:style-name="T5">CA1=00011111</text:span></text:p>
            <text:p text:style-name="P2"><text:span text:style-name="T5">CA2=00100000=32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Sistema de Numeración Binario</text:span></text:p>
        </draw:rect>
        <draw:frame draw:style-name="gr9" draw:text-style-name="P7" draw:layer="layout" svg:width="26.67cm" svg:height="1.505cm" svg:x="0.635cm" svg:y="2.54cm">
          <draw:text-box>
            <text:p text:style-name="P5"><text:span text:style-name="T4">Multiplicación y división</text:span></text:p>
          </draw:text-box>
        </draw:frame>
        <draw:g xml:id="id65" draw:id="id65">
          <draw:frame draw:style-name="gr9" draw:text-style-name="P25" draw:layer="layout" svg:width="11.877cm" svg:height="6.098cm" svg:x="0.445cm" svg:y="6.084cm">
            <draw:text-box>
              <text:p text:style-name="P8"><text:span text:style-name="T50">Multiplicar x BASE</text:span><text:span text:style-name="T51">n</text:span></text:p>
              <text:p text:style-name="P8"><text:span text:style-name="T4"/></text:p>
              <text:p text:style-name="P8"><text:span text:style-name="T4"/></text:p>
              <text:p text:style-name="P8"><text:span text:style-name="T52"/></text:p>
              <text:p text:style-name="P8"><text:span text:style-name="T52">Dividir x BASE</text:span><text:span text:style-name="T53">n</text:span></text:p>
            </draw:text-box>
          </draw:frame>
          <draw:frame draw:style-name="gr9" draw:text-style-name="P14" draw:layer="layout" svg:width="11.877cm" svg:height="6.653cm" svg:x="15.3cm" svg:y="6.406cm">
            <draw:text-box>
              <text:p text:style-name="P2"><text:span text:style-name="T50">Deplazar </text:span><text:span text:style-name="T36">n</text:span><text:span text:style-name="T50"> posiciones a la </text:span><text:span text:style-name="T36">izquierda</text:span><text:span text:style-name="T50">.</text:span></text:p>
              <text:p text:style-name="P2"><text:span text:style-name="T4"/></text:p>
              <text:p text:style-name="P2"><text:span text:style-name="T4"/></text:p>
              <text:p text:style-name="P2"><text:span text:style-name="T52">Desplazar </text:span><text:span text:style-name="T54">n</text:span><text:span text:style-name="T52"> posiciones a la </text:span><text:span text:style-name="T54">derecha</text:span><text:span text:style-name="T52">.</text:span></text:p>
            </draw:text-box>
          </draw:frame>
          <draw:frame draw:style-name="gr9" draw:text-style-name="P7" draw:layer="layout" svg:width="1.367cm" svg:height="5.586cm" svg:x="13.298cm" svg:y="6.525cm">
            <draw:text-box>
              <text:p text:style-name="P5"><text:span text:style-name="T26">=</text:span></text:p>
              <text:p text:style-name="P5"><text:span text:style-name="T50"/></text:p>
              <text:p text:style-name="P5"><text:span text:style-name="T50"/></text:p>
              <text:p text:style-name="P5"><text:span text:style-name="T50"/></text:p>
              <text:p text:style-name="P5"><text:span text:style-name="T4">=</text:span></text:p>
            </draw:text-box>
          </draw:frame>
        </draw:g>
        <draw:frame draw:style-name="gr11" draw:text-style-name="P26" xml:id="id66" draw:id="id66" draw:layer="layout" svg:width="26.67cm" svg:height="5.855cm" svg:x="0.635cm" svg:y="15.338cm">
          <draw:text-box>
            <text:p text:style-name="P5"><text:span text:style-name="T18">Válido para todos los sistemas de numeración posicionale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11" draw:layer="layout" svg:width="1.67cm" svg:height="17.367cm" svg:x="0.635cm" svg:y="1.887cm" presentation:class="title" presentation:user-transformed="true">
          <draw:text-box>
            <text:p text:style-name="P8"><text:span text:style-name="T55">DEC</text:span><text:span text:style-name="T8">0</text:span><text:span text:style-name="T8"><text:line-break/></text:span><text:span text:style-name="T8">1</text:span><text:span text:style-name="T8"><text:line-break/></text:span><text:span text:style-name="T8">2</text:span><text:span text:style-name="T8"><text:line-break/></text:span><text:span text:style-name="T8">3</text:span><text:span text:style-name="T8"><text:line-break/></text:span><text:span text:style-name="T8">4</text:span><text:span text:style-name="T8"><text:line-break/></text:span><text:span text:style-name="T8">5</text:span><text:span text:style-name="T8"><text:line-break/></text:span><text:span text:style-name="T8">6</text:span><text:span text:style-name="T8"><text:line-break/></text:span><text:span text:style-name="T8">7</text:span><text:span text:style-name="T8"><text:line-break/></text:span><text:span text:style-name="T8">8</text:span><text:span text:style-name="T8"><text:line-break/></text:span><text:span text:style-name="T8">9</text:span><text:span text:style-name="T8"><text:line-break/></text:span><text:span text:style-name="T56">10</text:span><text:span text:style-name="T8"><text:line-break/></text:span><text:span text:style-name="T8">11</text:span><text:span text:style-name="T8"><text:line-break/></text:span><text:span text:style-name="T8">12</text:span><text:span text:style-name="T8"><text:line-break/></text:span><text:span text:style-name="T8">13</text:span><text:span text:style-name="T8"><text:line-break/></text:span><text:span text:style-name="T8">14</text:span><text:span text:style-name="T8"><text:line-break/></text:span><text:span text:style-name="T8">15</text:span><text:span text:style-name="T8"><text:line-break/></text:span><text:span text:style-name="T57">16</text:span><text:span text:style-name="T57"><text:line-break/></text:span><text:span text:style-name="T57">17</text:span></text:p>
          </draw:text-box>
        </draw:frame>
        <draw:rect draw:style-name="gr1" draw:text-style-name="P3" draw:layer="layout" svg:width="28cm" svg:height="1.905cm" svg:x="0cm" svg:y="0cm">
          <text:p text:style-name="P2"><text:span text:style-name="T2">Sistema de Numeración Octal</text:span></text:p>
        </draw:rect>
        <draw:frame presentation:style-name="pr7" draw:text-style-name="P11" draw:layer="layout" svg:width="3.175cm" svg:height="17.367cm" svg:x="2.594cm" svg:y="1.885cm" presentation:class="title" presentation:user-transformed="true">
          <draw:text-box>
            <text:p text:style-name="P8"><text:span text:style-name="T58">BIN</text:span><text:span text:style-name="T8"><text:line-break/></text:span><text:span text:style-name="T8">0000</text:span><text:span text:style-name="T8"><text:line-break/></text:span><text:span text:style-name="T8">0001</text:span><text:span text:style-name="T8"><text:line-break/></text:span><text:span text:style-name="T56">0010</text:span><text:span text:style-name="T8"><text:line-break/></text:span><text:span text:style-name="T8">0011</text:span><text:span text:style-name="T8"><text:line-break/></text:span><text:span text:style-name="T8">0100</text:span><text:span text:style-name="T8"><text:line-break/></text:span><text:span text:style-name="T8">0101</text:span><text:span text:style-name="T8"><text:line-break/></text:span><text:span text:style-name="T8">0110</text:span><text:span text:style-name="T8"><text:line-break/></text:span><text:span text:style-name="T8">0111</text:span><text:span text:style-name="T8"><text:line-break/></text:span><text:span text:style-name="T8">1000</text:span><text:span text:style-name="T8"><text:line-break/></text:span><text:span text:style-name="T8">1001</text:span><text:span text:style-name="T8"><text:line-break/></text:span><text:span text:style-name="T8">1010</text:span><text:span text:style-name="T8"><text:line-break/></text:span><text:span text:style-name="T8">1011</text:span><text:span text:style-name="T8"><text:line-break/></text:span><text:span text:style-name="T8">1100</text:span><text:span text:style-name="T8"><text:line-break/></text:span><text:span text:style-name="T8">1101</text:span><text:span text:style-name="T8"><text:line-break/></text:span><text:span text:style-name="T8">1110</text:span><text:span text:style-name="T8"><text:line-break/></text:span><text:span text:style-name="T8">1111</text:span><text:span text:style-name="T8"><text:line-break/></text:span><text:span text:style-name="T57">10000</text:span><text:span text:style-name="T57"><text:line-break/></text:span><text:span text:style-name="T57">10001</text:span></text:p>
          </draw:text-box>
        </draw:frame>
        <draw:frame presentation:style-name="pr4" draw:text-style-name="P11" draw:layer="layout" svg:width="1.67cm" svg:height="17.367cm" svg:x="6.305cm" svg:y="1.888cm" presentation:class="title" presentation:user-transformed="true">
          <draw:text-box>
            <text:p text:style-name="P8"><text:span text:style-name="T58">OCT</text:span><text:span text:style-name="T8"><text:line-break/></text:span><text:span text:style-name="T8">0</text:span><text:span text:style-name="T8"><text:line-break/></text:span><text:span text:style-name="T8">1</text:span><text:span text:style-name="T8"><text:line-break/></text:span><text:span text:style-name="T8">2</text:span><text:span text:style-name="T8"><text:line-break/></text:span><text:span text:style-name="T8">3</text:span><text:span text:style-name="T8"><text:line-break/></text:span><text:span text:style-name="T8">4</text:span><text:span text:style-name="T8"><text:line-break/></text:span><text:span text:style-name="T8">5</text:span><text:span text:style-name="T8"><text:line-break/></text:span><text:span text:style-name="T8">6</text:span><text:span text:style-name="T8"><text:line-break/></text:span><text:span text:style-name="T8">7</text:span><text:span text:style-name="T8"><text:line-break/></text:span><text:span text:style-name="T56">10</text:span><text:span text:style-name="T8"><text:line-break/></text:span><text:span text:style-name="T57">11</text:span><text:span text:style-name="T57"><text:line-break/></text:span><text:span text:style-name="T57">12</text:span><text:span text:style-name="T57"><text:line-break/></text:span><text:span text:style-name="T57">13</text:span><text:span text:style-name="T57"><text:line-break/></text:span><text:span text:style-name="T57">14</text:span><text:span text:style-name="T57"><text:line-break/></text:span><text:span text:style-name="T57">15</text:span><text:span text:style-name="T57"><text:line-break/></text:span><text:span text:style-name="T57">16</text:span><text:span text:style-name="T57"><text:line-break/></text:span><text:span text:style-name="T57">17</text:span><text:span text:style-name="T57"><text:line-break/></text:span><text:span text:style-name="T57">20</text:span><text:span text:style-name="T57"><text:line-break/></text:span><text:span text:style-name="T57">21</text:span></text:p>
          </draw:text-box>
        </draw:frame>
        <draw:frame draw:style-name="gr3" draw:text-style-name="P14" draw:layer="layout" svg:width="16.307cm" svg:height="2.385cm" svg:x="11.233cm" svg:y="2.514cm">
          <draw:text-box>
            <text:p text:style-name="P2"><text:span text:style-name="T4">El Octal es un sistema de numeración </text:span><text:span text:style-name="T11">posicional de base 8</text:span></text:p>
          </draw:text-box>
        </draw:frame>
        <draw:frame draw:style-name="gr3" draw:text-style-name="P14" xml:id="id67" draw:id="id67" draw:layer="layout" svg:width="16.307cm" svg:height="3.452cm" svg:x="11.234cm" svg:y="6.484cm">
          <draw:text-box>
            <text:p text:style-name="P2"><text:span text:style-name="T4">Cumple con todas las reglas simbólicas y aritméticas anteriormente mencionadas</text:span></text:p>
          </draw:text-box>
        </draw:frame>
        <draw:frame draw:style-name="gr3" draw:text-style-name="P14" xml:id="id68" draw:id="id68" draw:layer="layout" svg:width="16.307cm" svg:height="3.479cm" svg:x="11.235cm" svg:y="11.208cm">
          <draw:text-box>
            <text:p text:style-name="P2"><text:span text:style-name="T4">Como su base es 2</text:span><text:span text:style-name="T59">3</text:span><text:span text:style-name="T4">, la conversión con el sistema binario es muy simple, </text:span><text:span text:style-name="T11">agrupando de a 3 bits</text:span></text:p>
          </draw:text-box>
        </draw:frame>
        <draw:frame draw:style-name="gr3" draw:text-style-name="P14" xml:id="id69" draw:id="id69" draw:layer="layout" svg:width="16.307cm" svg:height="1.318cm" svg:x="11.236cm" svg:y="16.291cm">
          <draw:text-box>
            <text:p text:style-name="P2"><text:span text:style-name="T4">10 es la </text:span><text:span text:style-name="T11">base</text:span><text:span text:style-name="T4"> del sistem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11" draw:layer="layout" svg:width="1.67cm" svg:height="17.367cm" svg:x="0.635cm" svg:y="1.887cm" presentation:class="title" presentation:user-transformed="true">
          <draw:text-box>
            <text:p text:style-name="P8"><text:span text:style-name="T55">DEC</text:span><text:span text:style-name="T8">0</text:span><text:span text:style-name="T8"><text:line-break/></text:span><text:span text:style-name="T8">1</text:span><text:span text:style-name="T8"><text:line-break/></text:span><text:span text:style-name="T8">2</text:span><text:span text:style-name="T8"><text:line-break/></text:span><text:span text:style-name="T8">3</text:span><text:span text:style-name="T8"><text:line-break/></text:span><text:span text:style-name="T8">4</text:span><text:span text:style-name="T8"><text:line-break/></text:span><text:span text:style-name="T8">5</text:span><text:span text:style-name="T8"><text:line-break/></text:span><text:span text:style-name="T8">6</text:span><text:span text:style-name="T8"><text:line-break/></text:span><text:span text:style-name="T8">7</text:span><text:span text:style-name="T8"><text:line-break/></text:span><text:span text:style-name="T8">8</text:span><text:span text:style-name="T8"><text:line-break/></text:span><text:span text:style-name="T8">9</text:span><text:span text:style-name="T8"><text:line-break/></text:span><text:span text:style-name="T56">10</text:span><text:span text:style-name="T8"><text:line-break/></text:span><text:span text:style-name="T8">11</text:span><text:span text:style-name="T8"><text:line-break/></text:span><text:span text:style-name="T8">12</text:span><text:span text:style-name="T8"><text:line-break/></text:span><text:span text:style-name="T8">13</text:span><text:span text:style-name="T8"><text:line-break/></text:span><text:span text:style-name="T8">14</text:span><text:span text:style-name="T8"><text:line-break/></text:span><text:span text:style-name="T8">15</text:span><text:span text:style-name="T8"><text:line-break/></text:span><text:span text:style-name="T57">16</text:span><text:span text:style-name="T57"><text:line-break/></text:span><text:span text:style-name="T57">17</text:span></text:p>
          </draw:text-box>
        </draw:frame>
        <draw:rect draw:style-name="gr1" draw:text-style-name="P3" draw:layer="layout" svg:width="28cm" svg:height="1.905cm" svg:x="0cm" svg:y="0cm">
          <text:p text:style-name="P2"><text:span text:style-name="T2">Sistema de Numeración Octal</text:span></text:p>
        </draw:rect>
        <draw:frame presentation:style-name="pr7" draw:text-style-name="P11" draw:layer="layout" svg:width="3.175cm" svg:height="17.367cm" svg:x="2.594cm" svg:y="1.885cm" presentation:class="title" presentation:user-transformed="true">
          <draw:text-box>
            <text:p text:style-name="P8"><text:span text:style-name="T58">BIN</text:span><text:span text:style-name="T8"><text:line-break/></text:span><text:span text:style-name="T8">0000</text:span><text:span text:style-name="T8"><text:line-break/></text:span><text:span text:style-name="T8">0001</text:span><text:span text:style-name="T8"><text:line-break/></text:span><text:span text:style-name="T56">0010</text:span><text:span text:style-name="T8"><text:line-break/></text:span><text:span text:style-name="T8">0011</text:span><text:span text:style-name="T8"><text:line-break/></text:span><text:span text:style-name="T8">0100</text:span><text:span text:style-name="T8"><text:line-break/></text:span><text:span text:style-name="T8">0101</text:span><text:span text:style-name="T8"><text:line-break/></text:span><text:span text:style-name="T8">0110</text:span><text:span text:style-name="T8"><text:line-break/></text:span><text:span text:style-name="T8">0111</text:span><text:span text:style-name="T8"><text:line-break/></text:span><text:span text:style-name="T8">1000</text:span><text:span text:style-name="T8"><text:line-break/></text:span><text:span text:style-name="T8">1001</text:span><text:span text:style-name="T8"><text:line-break/></text:span><text:span text:style-name="T8">1010</text:span><text:span text:style-name="T8"><text:line-break/></text:span><text:span text:style-name="T8">1011</text:span><text:span text:style-name="T8"><text:line-break/></text:span><text:span text:style-name="T8">1100</text:span><text:span text:style-name="T8"><text:line-break/></text:span><text:span text:style-name="T8">1101</text:span><text:span text:style-name="T8"><text:line-break/></text:span><text:span text:style-name="T8">1110</text:span><text:span text:style-name="T8"><text:line-break/></text:span><text:span text:style-name="T8">1111</text:span><text:span text:style-name="T8"><text:line-break/></text:span><text:span text:style-name="T57">10000</text:span><text:span text:style-name="T57"><text:line-break/></text:span><text:span text:style-name="T57">10001</text:span></text:p>
          </draw:text-box>
        </draw:frame>
        <draw:frame presentation:style-name="pr4" draw:text-style-name="P11" draw:layer="layout" svg:width="1.67cm" svg:height="17.367cm" svg:x="6.305cm" svg:y="1.888cm" presentation:class="title" presentation:user-transformed="true">
          <draw:text-box>
            <text:p text:style-name="P8"><text:span text:style-name="T58">OCT</text:span><text:span text:style-name="T8"><text:line-break/></text:span><text:span text:style-name="T8">0</text:span><text:span text:style-name="T8"><text:line-break/></text:span><text:span text:style-name="T8">1</text:span><text:span text:style-name="T8"><text:line-break/></text:span><text:span text:style-name="T8">2</text:span><text:span text:style-name="T8"><text:line-break/></text:span><text:span text:style-name="T8">3</text:span><text:span text:style-name="T8"><text:line-break/></text:span><text:span text:style-name="T8">4</text:span><text:span text:style-name="T8"><text:line-break/></text:span><text:span text:style-name="T8">5</text:span><text:span text:style-name="T8"><text:line-break/></text:span><text:span text:style-name="T8">6</text:span><text:span text:style-name="T8"><text:line-break/></text:span><text:span text:style-name="T8">7</text:span><text:span text:style-name="T8"><text:line-break/></text:span><text:span text:style-name="T56">10</text:span><text:span text:style-name="T8"><text:line-break/></text:span><text:span text:style-name="T57">11</text:span><text:span text:style-name="T57"><text:line-break/></text:span><text:span text:style-name="T57">12</text:span><text:span text:style-name="T57"><text:line-break/></text:span><text:span text:style-name="T57">13</text:span><text:span text:style-name="T57"><text:line-break/></text:span><text:span text:style-name="T57">14</text:span><text:span text:style-name="T57"><text:line-break/></text:span><text:span text:style-name="T57">15</text:span><text:span text:style-name="T57"><text:line-break/></text:span><text:span text:style-name="T57">16</text:span><text:span text:style-name="T57"><text:line-break/></text:span><text:span text:style-name="T57">17</text:span><text:span text:style-name="T57"><text:line-break/></text:span><text:span text:style-name="T57">20</text:span><text:span text:style-name="T57"><text:line-break/></text:span><text:span text:style-name="T57">21</text:span></text:p>
          </draw:text-box>
        </draw:frame>
        <draw:frame draw:style-name="gr3" draw:text-style-name="P27" draw:layer="layout" svg:width="16.307cm" svg:height="3.452cm" svg:x="10.429cm" svg:y="2.515cm">
          <draw:text-box>
            <text:p text:style-name="P5"><text:span text:style-name="T31">Ejemplo</text:span></text:p>
            <text:p text:style-name="P5"><text:span text:style-name="T31"/></text:p>
            <text:p text:style-name="P5"><text:span text:style-name="T60">Convertir de binario a octal</text:span></text:p>
          </draw:text-box>
        </draw:frame>
        <draw:frame draw:style-name="gr3" draw:text-style-name="P28" draw:layer="layout" svg:width="14.68cm" svg:height="1.661cm" svg:x="11.882cm" svg:y="7.048cm">
          <draw:text-box>
            <text:p text:style-name="P5"><text:span text:style-name="T61"><text:s/></text:span><text:span text:style-name="T61">1011001101110</text:span></text:p>
          </draw:text-box>
        </draw:frame>
        <draw:frame draw:style-name="gr3" draw:text-style-name="P29" xml:id="id72" draw:id="id72" draw:layer="layout" svg:width="16.307cm" svg:height="3.081cm" svg:x="10.43cm" svg:y="12.91cm">
          <draw:text-box>
            <text:p text:style-name="P5"><text:span text:style-name="T62">13156</text:span><text:span text:style-name="T63">8</text:span></text:p>
          </draw:text-box>
        </draw:frame>
        <draw:g xml:id="id70" draw:id="id70">
          <draw:g>
            <draw:line draw:style-name="gr12" draw:text-style-name="P5" draw:layer="layout" svg:x1="12.502cm" svg:y1="8.448cm" svg:x2="14.741cm" svg:y2="8.448cm">
              <text:p/>
            </draw:line>
            <draw:line draw:style-name="gr13" draw:text-style-name="P5" draw:layer="layout" svg:x1="13.678cm" svg:y1="9.667cm" svg:x2="13.678cm" svg:y2="8.448cm">
              <text:p/>
            </draw:line>
          </draw:g>
          <draw:line draw:style-name="gr12" draw:text-style-name="P5" draw:layer="layout" svg:x1="15.103cm" svg:y1="8.449cm" svg:x2="17.342cm" svg:y2="8.449cm">
            <text:p/>
          </draw:line>
          <draw:line draw:style-name="gr13" draw:text-style-name="P5" draw:layer="layout" svg:x1="16.179cm" svg:y1="9.668cm" svg:x2="16.179cm" svg:y2="8.449cm">
            <text:p/>
          </draw:line>
          <draw:line draw:style-name="gr12" draw:text-style-name="P5" draw:layer="layout" svg:x1="17.603cm" svg:y1="8.449cm" svg:x2="19.842cm" svg:y2="8.449cm">
            <text:p/>
          </draw:line>
          <draw:line draw:style-name="gr13" draw:text-style-name="P5" draw:layer="layout" svg:x1="18.779cm" svg:y1="9.668cm" svg:x2="18.779cm" svg:y2="8.449cm">
            <text:p/>
          </draw:line>
          <draw:line draw:style-name="gr12" draw:text-style-name="P5" draw:layer="layout" svg:x1="20.203cm" svg:y1="8.449cm" svg:x2="22.442cm" svg:y2="8.449cm">
            <text:p/>
          </draw:line>
          <draw:line draw:style-name="gr13" draw:text-style-name="P5" draw:layer="layout" svg:x1="21.379cm" svg:y1="9.668cm" svg:x2="21.379cm" svg:y2="8.449cm">
            <text:p/>
          </draw:line>
          <draw:line draw:style-name="gr12" draw:text-style-name="P5" draw:layer="layout" svg:x1="22.603cm" svg:y1="8.449cm" svg:x2="24.842cm" svg:y2="8.449cm">
            <text:p/>
          </draw:line>
          <draw:line draw:style-name="gr13" draw:text-style-name="P5" draw:layer="layout" svg:x1="23.779cm" svg:y1="9.668cm" svg:x2="23.779cm" svg:y2="8.449cm">
            <text:p/>
          </draw:line>
        </draw:g>
        <draw:frame draw:style-name="gr3" draw:text-style-name="P28" xml:id="id71" draw:id="id71" draw:layer="layout" svg:width="14.68cm" svg:height="1.661cm" svg:x="11.436cm" svg:y="9.8cm">
          <draw:text-box>
            <text:p text:style-name="P5"><text:span text:style-name="T61">1 <text:s/>3 <text:s/>1 <text:s/>5 <text:s/>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11" draw:layer="layout" svg:width="1.67cm" svg:height="17.367cm" svg:x="0.635cm" svg:y="1.887cm" presentation:class="title" presentation:user-transformed="true">
          <draw:text-box>
            <text:p text:style-name="P8"><text:span text:style-name="T55">DEC</text:span><text:span text:style-name="T8">0</text:span><text:span text:style-name="T8"><text:line-break/></text:span><text:span text:style-name="T8">1</text:span><text:span text:style-name="T8"><text:line-break/></text:span><text:span text:style-name="T8">2</text:span><text:span text:style-name="T8"><text:line-break/></text:span><text:span text:style-name="T8">3</text:span><text:span text:style-name="T8"><text:line-break/></text:span><text:span text:style-name="T8">4</text:span><text:span text:style-name="T8"><text:line-break/></text:span><text:span text:style-name="T8">5</text:span><text:span text:style-name="T8"><text:line-break/></text:span><text:span text:style-name="T8">6</text:span><text:span text:style-name="T8"><text:line-break/></text:span><text:span text:style-name="T8">7</text:span><text:span text:style-name="T8"><text:line-break/></text:span><text:span text:style-name="T8">8</text:span><text:span text:style-name="T8"><text:line-break/></text:span><text:span text:style-name="T8">9</text:span><text:span text:style-name="T8"><text:line-break/></text:span><text:span text:style-name="T56">10</text:span><text:span text:style-name="T8"><text:line-break/></text:span><text:span text:style-name="T8">11</text:span><text:span text:style-name="T8"><text:line-break/></text:span><text:span text:style-name="T8">12</text:span><text:span text:style-name="T8"><text:line-break/></text:span><text:span text:style-name="T8">13</text:span><text:span text:style-name="T8"><text:line-break/></text:span><text:span text:style-name="T8">14</text:span><text:span text:style-name="T8"><text:line-break/></text:span><text:span text:style-name="T8">15</text:span><text:span text:style-name="T8"><text:line-break/></text:span><text:span text:style-name="T57">16</text:span><text:span text:style-name="T57"><text:line-break/></text:span><text:span text:style-name="T57">17</text:span></text:p>
          </draw:text-box>
        </draw:frame>
        <draw:rect draw:style-name="gr1" draw:text-style-name="P3" draw:layer="layout" svg:width="28cm" svg:height="1.905cm" svg:x="0cm" svg:y="0cm">
          <text:p text:style-name="P2"><text:span text:style-name="T2">Sistema de Numeración Hexadecimal</text:span></text:p>
        </draw:rect>
        <draw:frame presentation:style-name="pr7" draw:text-style-name="P11" draw:layer="layout" svg:width="3.175cm" svg:height="17.367cm" svg:x="2.594cm" svg:y="1.885cm" presentation:class="title" presentation:user-transformed="true">
          <draw:text-box>
            <text:p text:style-name="P8"><text:span text:style-name="T58">BIN</text:span><text:span text:style-name="T8"><text:line-break/></text:span><text:span text:style-name="T8">0000</text:span><text:span text:style-name="T8"><text:line-break/></text:span><text:span text:style-name="T8">0001</text:span><text:span text:style-name="T8"><text:line-break/></text:span><text:span text:style-name="T56">0010</text:span><text:span text:style-name="T8"><text:line-break/></text:span><text:span text:style-name="T8">0011</text:span><text:span text:style-name="T8"><text:line-break/></text:span><text:span text:style-name="T8">0100</text:span><text:span text:style-name="T8"><text:line-break/></text:span><text:span text:style-name="T8">0101</text:span><text:span text:style-name="T8"><text:line-break/></text:span><text:span text:style-name="T8">0110</text:span><text:span text:style-name="T8"><text:line-break/></text:span><text:span text:style-name="T8">0111</text:span><text:span text:style-name="T8"><text:line-break/></text:span><text:span text:style-name="T8">1000</text:span><text:span text:style-name="T8"><text:line-break/></text:span><text:span text:style-name="T8">1001</text:span><text:span text:style-name="T8"><text:line-break/></text:span><text:span text:style-name="T8">1010</text:span><text:span text:style-name="T8"><text:line-break/></text:span><text:span text:style-name="T8">1011</text:span><text:span text:style-name="T8"><text:line-break/></text:span><text:span text:style-name="T8">1100</text:span><text:span text:style-name="T8"><text:line-break/></text:span><text:span text:style-name="T8">1101</text:span><text:span text:style-name="T8"><text:line-break/></text:span><text:span text:style-name="T8">1110</text:span><text:span text:style-name="T8"><text:line-break/></text:span><text:span text:style-name="T8">1111</text:span><text:span text:style-name="T8"><text:line-break/></text:span><text:span text:style-name="T57">10000</text:span><text:span text:style-name="T57"><text:line-break/></text:span><text:span text:style-name="T57">10001</text:span></text:p>
          </draw:text-box>
        </draw:frame>
        <draw:frame presentation:style-name="pr4" draw:text-style-name="P11" draw:layer="layout" svg:width="1.67cm" svg:height="17.367cm" svg:x="6.305cm" svg:y="1.888cm" presentation:class="title" presentation:user-transformed="true">
          <draw:text-box>
            <text:p text:style-name="P8"><text:span text:style-name="T58">OCT</text:span><text:span text:style-name="T8"><text:line-break/></text:span><text:span text:style-name="T8">0</text:span><text:span text:style-name="T8"><text:line-break/></text:span><text:span text:style-name="T8">1</text:span><text:span text:style-name="T8"><text:line-break/></text:span><text:span text:style-name="T8">2</text:span><text:span text:style-name="T8"><text:line-break/></text:span><text:span text:style-name="T8">3</text:span><text:span text:style-name="T8"><text:line-break/></text:span><text:span text:style-name="T8">4</text:span><text:span text:style-name="T8"><text:line-break/></text:span><text:span text:style-name="T8">5</text:span><text:span text:style-name="T8"><text:line-break/></text:span><text:span text:style-name="T8">6</text:span><text:span text:style-name="T8"><text:line-break/></text:span><text:span text:style-name="T8">7</text:span><text:span text:style-name="T8"><text:line-break/></text:span><text:span text:style-name="T56">10</text:span><text:span text:style-name="T8"><text:line-break/></text:span><text:span text:style-name="T57">11</text:span><text:span text:style-name="T57"><text:line-break/></text:span><text:span text:style-name="T57">12</text:span><text:span text:style-name="T57"><text:line-break/></text:span><text:span text:style-name="T57">13</text:span><text:span text:style-name="T57"><text:line-break/></text:span><text:span text:style-name="T57">14</text:span><text:span text:style-name="T57"><text:line-break/></text:span><text:span text:style-name="T57">15</text:span><text:span text:style-name="T57"><text:line-break/></text:span><text:span text:style-name="T57">16</text:span><text:span text:style-name="T57"><text:line-break/></text:span><text:span text:style-name="T57">17</text:span><text:span text:style-name="T57"><text:line-break/></text:span><text:span text:style-name="T57">20</text:span><text:span text:style-name="T57"><text:line-break/></text:span><text:span text:style-name="T57">21</text:span></text:p>
          </draw:text-box>
        </draw:frame>
        <draw:frame draw:style-name="gr3" draw:text-style-name="P30" draw:layer="layout" svg:width="16.767cm" svg:height="2.223cm" svg:x="12.033cm" svg:y="2.914cm">
          <draw:text-box>
            <text:p text:style-name="P2"><text:span text:style-name="T64">Hexadecimal es un sistema de numeración </text:span><text:span text:style-name="T65">posicional de base 16</text:span></text:p>
          </draw:text-box>
        </draw:frame>
        <draw:frame draw:style-name="gr3" draw:text-style-name="P30" xml:id="id73" draw:id="id73" draw:layer="layout" svg:width="16.307cm" svg:height="3.209cm" svg:x="12.034cm" svg:y="6.884cm">
          <draw:text-box>
            <text:p text:style-name="P2"><text:span text:style-name="T64">Cumple con todas las reglas simbólicas y aritméticas anteriormente mencionadas</text:span></text:p>
          </draw:text-box>
        </draw:frame>
        <draw:frame draw:style-name="gr3" draw:text-style-name="P30" xml:id="id74" draw:id="id74" draw:layer="layout" svg:width="16.307cm" svg:height="3.233cm" svg:x="12.035cm" svg:y="11.608cm">
          <draw:text-box>
            <text:p text:style-name="P2"><text:span text:style-name="T64">Como su base es 2</text:span><text:span text:style-name="T66">4</text:span><text:span text:style-name="T64">, la conversión con el sistema binario es muy simple, </text:span><text:span text:style-name="T65">agrupando de a 4 bits</text:span></text:p>
          </draw:text-box>
        </draw:frame>
        <draw:frame draw:style-name="gr3" draw:text-style-name="P30" xml:id="id75" draw:id="id75" draw:layer="layout" svg:width="16.307cm" svg:height="1.237cm" svg:x="12.036cm" svg:y="16.691cm">
          <draw:text-box>
            <text:p text:style-name="P2"><text:span text:style-name="T64">10 es la </text:span><text:span text:style-name="T65">base</text:span><text:span text:style-name="T64"> del sistema</text:span></text:p>
          </draw:text-box>
        </draw:frame>
        <draw:frame presentation:style-name="pr4" draw:text-style-name="P11" draw:layer="layout" svg:width="1.67cm" svg:height="17.367cm" svg:x="8.405cm" svg:y="1.889cm" presentation:class="title" presentation:user-transformed="true">
          <draw:text-box>
            <text:p text:style-name="P8"><text:span text:style-name="T58">HEX</text:span><text:span text:style-name="T8"><text:line-break/></text:span><text:span text:style-name="T8">0</text:span><text:span text:style-name="T8"><text:line-break/></text:span><text:span text:style-name="T8">1</text:span><text:span text:style-name="T8"><text:line-break/></text:span><text:span text:style-name="T8">2</text:span><text:span text:style-name="T8"><text:line-break/></text:span><text:span text:style-name="T8">3</text:span><text:span text:style-name="T8"><text:line-break/></text:span><text:span text:style-name="T8">4</text:span><text:span text:style-name="T8"><text:line-break/></text:span><text:span text:style-name="T8">5</text:span><text:span text:style-name="T8"><text:line-break/></text:span><text:span text:style-name="T8">6</text:span><text:span text:style-name="T8"><text:line-break/></text:span><text:span text:style-name="T8">7</text:span><text:span text:style-name="T8"><text:line-break/></text:span><text:span text:style-name="T8">8</text:span><text:span text:style-name="T8"><text:line-break/></text:span><text:span text:style-name="T8">9</text:span><text:span text:style-name="T8"><text:line-break/></text:span><text:span text:style-name="T8">A</text:span><text:span text:style-name="T8"><text:line-break/></text:span><text:span text:style-name="T8">B</text:span><text:span text:style-name="T8"><text:line-break/></text:span><text:span text:style-name="T8">C</text:span><text:span text:style-name="T8"><text:line-break/></text:span><text:span text:style-name="T8">D</text:span><text:span text:style-name="T8"><text:line-break/></text:span><text:span text:style-name="T8">E</text:span><text:span text:style-name="T8"><text:line-break/></text:span><text:span text:style-name="T8">F</text:span><text:span text:style-name="T8"><text:line-break/></text:span><text:span text:style-name="T56">10</text:span><text:span text:style-name="T8"><text:line-break/></text:span><text:span text:style-name="T57">1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11" draw:layer="layout" svg:width="1.67cm" svg:height="17.367cm" svg:x="0.635cm" svg:y="1.887cm" presentation:class="title" presentation:user-transformed="true">
          <draw:text-box>
            <text:p text:style-name="P8"><text:span text:style-name="T55">DEC</text:span><text:span text:style-name="T8">0</text:span><text:span text:style-name="T8"><text:line-break/></text:span><text:span text:style-name="T8">1</text:span><text:span text:style-name="T8"><text:line-break/></text:span><text:span text:style-name="T8">2</text:span><text:span text:style-name="T8"><text:line-break/></text:span><text:span text:style-name="T8">3</text:span><text:span text:style-name="T8"><text:line-break/></text:span><text:span text:style-name="T8">4</text:span><text:span text:style-name="T8"><text:line-break/></text:span><text:span text:style-name="T8">5</text:span><text:span text:style-name="T8"><text:line-break/></text:span><text:span text:style-name="T8">6</text:span><text:span text:style-name="T8"><text:line-break/></text:span><text:span text:style-name="T8">7</text:span><text:span text:style-name="T8"><text:line-break/></text:span><text:span text:style-name="T8">8</text:span><text:span text:style-name="T8"><text:line-break/></text:span><text:span text:style-name="T8">9</text:span><text:span text:style-name="T8"><text:line-break/></text:span><text:span text:style-name="T56">10</text:span><text:span text:style-name="T8"><text:line-break/></text:span><text:span text:style-name="T8">11</text:span><text:span text:style-name="T8"><text:line-break/></text:span><text:span text:style-name="T8">12</text:span><text:span text:style-name="T8"><text:line-break/></text:span><text:span text:style-name="T8">13</text:span><text:span text:style-name="T8"><text:line-break/></text:span><text:span text:style-name="T8">14</text:span><text:span text:style-name="T8"><text:line-break/></text:span><text:span text:style-name="T8">15</text:span><text:span text:style-name="T8"><text:line-break/></text:span><text:span text:style-name="T57">16</text:span><text:span text:style-name="T57"><text:line-break/></text:span><text:span text:style-name="T57">17</text:span></text:p>
          </draw:text-box>
        </draw:frame>
        <draw:rect draw:style-name="gr1" draw:text-style-name="P3" draw:layer="layout" svg:width="28cm" svg:height="1.905cm" svg:x="0cm" svg:y="0cm">
          <text:p text:style-name="P2"><text:span text:style-name="T2">Sistema de Numeración Hexadecimal</text:span></text:p>
        </draw:rect>
        <draw:frame presentation:style-name="pr7" draw:text-style-name="P11" draw:layer="layout" svg:width="3.175cm" svg:height="17.367cm" svg:x="2.594cm" svg:y="1.885cm" presentation:class="title" presentation:user-transformed="true">
          <draw:text-box>
            <text:p text:style-name="P8"><text:span text:style-name="T58">BIN</text:span><text:span text:style-name="T8"><text:line-break/></text:span><text:span text:style-name="T8">0000</text:span><text:span text:style-name="T8"><text:line-break/></text:span><text:span text:style-name="T8">0001</text:span><text:span text:style-name="T8"><text:line-break/></text:span><text:span text:style-name="T56">0010</text:span><text:span text:style-name="T8"><text:line-break/></text:span><text:span text:style-name="T8">0011</text:span><text:span text:style-name="T8"><text:line-break/></text:span><text:span text:style-name="T8">0100</text:span><text:span text:style-name="T8"><text:line-break/></text:span><text:span text:style-name="T8">0101</text:span><text:span text:style-name="T8"><text:line-break/></text:span><text:span text:style-name="T8">0110</text:span><text:span text:style-name="T8"><text:line-break/></text:span><text:span text:style-name="T8">0111</text:span><text:span text:style-name="T8"><text:line-break/></text:span><text:span text:style-name="T8">1000</text:span><text:span text:style-name="T8"><text:line-break/></text:span><text:span text:style-name="T8">1001</text:span><text:span text:style-name="T8"><text:line-break/></text:span><text:span text:style-name="T8">1010</text:span><text:span text:style-name="T8"><text:line-break/></text:span><text:span text:style-name="T8">1011</text:span><text:span text:style-name="T8"><text:line-break/></text:span><text:span text:style-name="T8">1100</text:span><text:span text:style-name="T8"><text:line-break/></text:span><text:span text:style-name="T8">1101</text:span><text:span text:style-name="T8"><text:line-break/></text:span><text:span text:style-name="T8">1110</text:span><text:span text:style-name="T8"><text:line-break/></text:span><text:span text:style-name="T8">1111</text:span><text:span text:style-name="T8"><text:line-break/></text:span><text:span text:style-name="T57">10000</text:span><text:span text:style-name="T57"><text:line-break/></text:span><text:span text:style-name="T57">10001</text:span></text:p>
          </draw:text-box>
        </draw:frame>
        <draw:frame presentation:style-name="pr4" draw:text-style-name="P11" draw:layer="layout" svg:width="1.67cm" svg:height="17.367cm" svg:x="6.305cm" svg:y="1.888cm" presentation:class="title" presentation:user-transformed="true">
          <draw:text-box>
            <text:p text:style-name="P8"><text:span text:style-name="T58">OCT</text:span><text:span text:style-name="T8"><text:line-break/></text:span><text:span text:style-name="T8">0</text:span><text:span text:style-name="T8"><text:line-break/></text:span><text:span text:style-name="T8">1</text:span><text:span text:style-name="T8"><text:line-break/></text:span><text:span text:style-name="T8">2</text:span><text:span text:style-name="T8"><text:line-break/></text:span><text:span text:style-name="T8">3</text:span><text:span text:style-name="T8"><text:line-break/></text:span><text:span text:style-name="T8">4</text:span><text:span text:style-name="T8"><text:line-break/></text:span><text:span text:style-name="T8">5</text:span><text:span text:style-name="T8"><text:line-break/></text:span><text:span text:style-name="T8">6</text:span><text:span text:style-name="T8"><text:line-break/></text:span><text:span text:style-name="T8">7</text:span><text:span text:style-name="T8"><text:line-break/></text:span><text:span text:style-name="T56">10</text:span><text:span text:style-name="T8"><text:line-break/></text:span><text:span text:style-name="T57">11</text:span><text:span text:style-name="T57"><text:line-break/></text:span><text:span text:style-name="T57">12</text:span><text:span text:style-name="T57"><text:line-break/></text:span><text:span text:style-name="T57">13</text:span><text:span text:style-name="T57"><text:line-break/></text:span><text:span text:style-name="T57">14</text:span><text:span text:style-name="T57"><text:line-break/></text:span><text:span text:style-name="T57">15</text:span><text:span text:style-name="T57"><text:line-break/></text:span><text:span text:style-name="T57">16</text:span><text:span text:style-name="T57"><text:line-break/></text:span><text:span text:style-name="T57">17</text:span><text:span text:style-name="T57"><text:line-break/></text:span><text:span text:style-name="T57">20</text:span><text:span text:style-name="T57"><text:line-break/></text:span><text:span text:style-name="T57">21</text:span></text:p>
          </draw:text-box>
        </draw:frame>
        <draw:frame presentation:style-name="pr4" draw:text-style-name="P11" draw:layer="layout" svg:width="1.67cm" svg:height="17.367cm" svg:x="8.405cm" svg:y="1.889cm" presentation:class="title" presentation:user-transformed="true">
          <draw:text-box>
            <text:p text:style-name="P8"><text:span text:style-name="T58">HEX</text:span><text:span text:style-name="T8"><text:line-break/></text:span><text:span text:style-name="T8">0</text:span><text:span text:style-name="T8"><text:line-break/></text:span><text:span text:style-name="T8">1</text:span><text:span text:style-name="T8"><text:line-break/></text:span><text:span text:style-name="T8">2</text:span><text:span text:style-name="T8"><text:line-break/></text:span><text:span text:style-name="T8">3</text:span><text:span text:style-name="T8"><text:line-break/></text:span><text:span text:style-name="T8">4</text:span><text:span text:style-name="T8"><text:line-break/></text:span><text:span text:style-name="T8">5</text:span><text:span text:style-name="T8"><text:line-break/></text:span><text:span text:style-name="T8">6</text:span><text:span text:style-name="T8"><text:line-break/></text:span><text:span text:style-name="T8">7</text:span><text:span text:style-name="T8"><text:line-break/></text:span><text:span text:style-name="T8">8</text:span><text:span text:style-name="T8"><text:line-break/></text:span><text:span text:style-name="T8">9</text:span><text:span text:style-name="T8"><text:line-break/></text:span><text:span text:style-name="T8">A</text:span><text:span text:style-name="T8"><text:line-break/></text:span><text:span text:style-name="T8">B</text:span><text:span text:style-name="T8"><text:line-break/></text:span><text:span text:style-name="T8">C</text:span><text:span text:style-name="T8"><text:line-break/></text:span><text:span text:style-name="T8">D</text:span><text:span text:style-name="T8"><text:line-break/></text:span><text:span text:style-name="T8">E</text:span><text:span text:style-name="T8"><text:line-break/></text:span><text:span text:style-name="T8">F</text:span><text:span text:style-name="T8"><text:line-break/></text:span><text:span text:style-name="T56">10</text:span><text:span text:style-name="T8"><text:line-break/></text:span><text:span text:style-name="T57">11</text:span></text:p>
          </draw:text-box>
        </draw:frame>
        <draw:frame draw:style-name="gr3" draw:text-style-name="P27" draw:layer="layout" svg:width="17.2cm" svg:height="4.519cm" svg:x="10.43cm" svg:y="2.515cm">
          <draw:text-box>
            <text:p text:style-name="P5"><text:span text:style-name="T31">Ejemplo</text:span></text:p>
            <text:p text:style-name="P5"><text:span text:style-name="T31"/></text:p>
            <text:p text:style-name="P5"><text:span text:style-name="T60">Convertir de binario </text:span></text:p>
            <text:p text:style-name="P5"><text:span text:style-name="T60">a hexadecimal</text:span></text:p>
          </draw:text-box>
        </draw:frame>
        <draw:frame draw:style-name="gr3" draw:text-style-name="P28" draw:layer="layout" svg:width="14.68cm" svg:height="1.661cm" svg:x="12.583cm" svg:y="8.748cm">
          <draw:text-box>
            <text:p text:style-name="P5"><text:span text:style-name="T61"><text:s/></text:span><text:span text:style-name="T61">1011001101110</text:span></text:p>
          </draw:text-box>
        </draw:frame>
        <draw:frame draw:style-name="gr3" draw:text-style-name="P29" xml:id="id78" draw:id="id78" draw:layer="layout" svg:width="16.307cm" svg:height="3.081cm" svg:x="11.693cm" svg:y="14.174cm">
          <draw:text-box>
            <text:p text:style-name="P5"><text:span text:style-name="T62">166E</text:span><text:span text:style-name="T63">16</text:span></text:p>
          </draw:text-box>
        </draw:frame>
        <draw:frame draw:style-name="gr3" draw:text-style-name="P28" xml:id="id77" draw:id="id77" draw:layer="layout" svg:width="14.68cm" svg:height="1.661cm" svg:x="11.729cm" svg:y="11.566cm">
          <draw:text-box>
            <text:p text:style-name="P5"><text:span text:style-name="T61">1 <text:s text:c="2"/>6 <text:s text:c="2"/>6 <text:s text:c="2"/>E</text:span></text:p>
          </draw:text-box>
        </draw:frame>
        <draw:g xml:id="id76" draw:id="id76">
          <draw:g>
            <draw:line draw:style-name="gr12" draw:text-style-name="P5" draw:layer="layout" svg:x1="22.722cm" svg:y1="10.148cm" svg:x2="25.335cm" svg:y2="10.148cm">
              <text:p/>
            </draw:line>
            <draw:line draw:style-name="gr13" draw:text-style-name="P5" draw:layer="layout" svg:x1="24.094cm" svg:y1="11.367cm" svg:x2="24.094cm" svg:y2="10.148cm">
              <text:p/>
            </draw:line>
          </draw:g>
          <draw:g>
            <draw:line draw:style-name="gr12" draw:text-style-name="P5" draw:layer="layout" svg:x1="19.321cm" svg:y1="10.149cm" svg:x2="21.934cm" svg:y2="10.149cm">
              <text:p/>
            </draw:line>
            <draw:line draw:style-name="gr13" draw:text-style-name="P5" draw:layer="layout" svg:x1="20.693cm" svg:y1="11.368cm" svg:x2="20.693cm" svg:y2="10.149cm">
              <text:p/>
            </draw:line>
          </draw:g>
          <draw:g>
            <draw:line draw:style-name="gr12" draw:text-style-name="P5" draw:layer="layout" svg:x1="16.019cm" svg:y1="10.149cm" svg:x2="18.632cm" svg:y2="10.149cm">
              <text:p/>
            </draw:line>
            <draw:line draw:style-name="gr13" draw:text-style-name="P5" draw:layer="layout" svg:x1="17.391cm" svg:y1="11.368cm" svg:x2="17.391cm" svg:y2="10.149cm">
              <text:p/>
            </draw:line>
          </draw:g>
          <draw:g>
            <draw:line draw:style-name="gr12" draw:text-style-name="P5" draw:layer="layout" svg:x1="12.899cm" svg:y1="10.149cm" svg:x2="15.512cm" svg:y2="10.149cm">
              <text:p/>
            </draw:line>
            <draw:line draw:style-name="gr13" draw:text-style-name="P5" draw:layer="layout" svg:x1="14.271cm" svg:y1="11.368cm" svg:x2="14.271cm" svg:y2="10.149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Resumen</text:span></text:p>
        </draw:rect>
        <draw:frame draw:style-name="gr3" draw:text-style-name="P28" draw:layer="layout" svg:width="13.288cm" svg:height="11.905cm" svg:x="0.442cm" svg:y="5.749cm">
          <draw:text-box>
            <text:p text:style-name="P8"><text:span text:style-name="T61"><text:s/></text:span><text:span text:style-name="T61">1011001101110</text:span><text:span text:style-name="T67">2</text:span></text:p>
            <text:p text:style-name="P8"><text:span text:style-name="T61"/></text:p>
            <text:p text:style-name="P8"><text:span text:style-name="T61">13156</text:span><text:span text:style-name="T67">8</text:span></text:p>
            <text:p text:style-name="P8"><text:span text:style-name="T61"/></text:p>
            <text:p text:style-name="P8"><text:span text:style-name="T61">166E</text:span><text:span text:style-name="T67">16</text:span></text:p>
            <text:p text:style-name="P8"><text:span text:style-name="T61"/></text:p>
            <text:p text:style-name="P8"><text:span text:style-name="T61">5742</text:span><text:span text:style-name="T67">10</text:span></text:p>
          </draw:text-box>
        </draw:frame>
        <draw:frame draw:style-name="gr3" draw:text-style-name="P27" draw:layer="layout" svg:width="14.144cm" svg:height="2.385cm" svg:x="0.3cm" svg:y="2.216cm">
          <draw:text-box>
            <text:p text:style-name="P5"><text:span text:style-name="T60">La base es distinta</text:span></text:p>
            <text:p text:style-name="P5"><text:span text:style-name="T68">El número es el mismo</text:span></text:p>
          </draw:text-box>
        </draw:frame>
        <draw:polyline draw:style-name="gr14" draw:text-style-name="P5" xml:id="id79" draw:id="id79" draw:layer="layout" svg:width="0cm" svg:height="16.097cm" svg:x="14.89cm" svg:y="2.305cm" svg:viewBox="0 0 0 16098" draw:points="0,0 0,16098">
          <text:p/>
        </draw:polyline>
        <draw:frame draw:style-name="gr3" draw:text-style-name="P31" xml:id="id80" draw:id="id80" draw:layer="layout" svg:width="14.144cm" svg:height="1.318cm" svg:x="14.056cm" svg:y="2.217cm">
          <draw:text-box>
            <text:p text:style-name="P5"><text:span text:style-name="T69">En lenguaje C</text:span></text:p>
          </draw:text-box>
        </draw:frame>
        <draw:frame draw:style-name="gr15" draw:text-style-name="P28" xml:id="id81" draw:id="id81" draw:layer="layout" svg:width="11.331cm" svg:height="1.661cm" svg:x="15.524cm" svg:y="3.656cm">
          <draw:text-box>
            <text:p text:style-name="P5"><text:span text:style-name="T61">int n;</text:span></text:p>
          </draw:text-box>
        </draw:frame>
        <draw:frame draw:style-name="gr15" draw:text-style-name="P28" xml:id="id82" draw:id="id82" draw:layer="layout" svg:width="11.331cm" svg:height="1.661cm" svg:x="15.525cm" svg:y="15.52cm">
          <draw:text-box>
            <text:p text:style-name="P5"><text:span text:style-name="T61">n=5742;</text:span></text:p>
          </draw:text-box>
        </draw:frame>
        <draw:frame draw:style-name="gr15" draw:text-style-name="P28" xml:id="id83" draw:id="id83" draw:layer="layout" svg:width="11.331cm" svg:height="1.661cm" svg:x="15.526cm" svg:y="12.212cm">
          <draw:text-box>
            <text:p text:style-name="P5"><text:span text:style-name="T61">n=</text:span><text:span text:style-name="T70">0x</text:span><text:span text:style-name="T61">166e;</text:span></text:p>
          </draw:text-box>
        </draw:frame>
        <draw:frame draw:style-name="gr15" draw:text-style-name="P28" xml:id="id84" draw:id="id84" draw:layer="layout" svg:width="11.331cm" svg:height="1.661cm" svg:x="15.527cm" svg:y="8.93cm">
          <draw:text-box>
            <text:p text:style-name="P5"><text:span text:style-name="T61">n=</text:span><text:span text:style-name="T70">0</text:span><text:span text:style-name="T61">13156;</text:span></text:p>
          </draw:text-box>
        </draw:frame>
        <draw:frame draw:style-name="gr15" draw:text-style-name="P32" xml:id="id85" draw:id="id85" draw:layer="layout" svg:width="11.331cm" svg:height="1.661cm" svg:x="15.528cm" svg:y="5.619cm">
          <draw:text-box>
            <text:p text:style-name="P5"><text:span text:style-name="T70">-------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presentation:use-footer-name="ftr1">
        <office:forms form:automatic-focus="false" form:apply-design-mode="false"/>
        <draw:rect draw:style-name="gr1" draw:text-style-name="P3" draw:layer="layout" svg:width="28cm" svg:height="1.905cm" svg:x="0cm" svg:y="0cm">
          <text:p text:style-name="P2"><text:span text:style-name="T2">Preguntas?</text:span></text:p>
        </draw:rect>
        <draw:frame draw:style-name="gr3" draw:text-style-name="P33" draw:layer="layout" svg:width="11.532cm" svg:height="7.968cm" svg:x="8.199cm" svg:y="5.695cm">
          <draw:text-box>
            <text:p text:style-name="P5"><text:span text:style-name="T71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6T21:58:21</meta:creation-date>
    <meta:editing-duration>PT15H18M40S</meta:editing-duration>
    <meta:editing-cycles>83</meta:editing-cycles>
    <dc:date>2011-04-10T21:30:12</dc:date>
    <meta:generator>LibreOffice/3.3$Unix LibreOffice_project/330m19$Build-6</meta:generator>
    <meta:document-statistic meta:object-count="257"/>
  </office:meta>
</office:document-meta>
</file>